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BE6D4F87414076A5.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5fe4c9" officeooo:paragraph-rsid="005fe4c9"/>
    </style:style>
    <style:style style:name="P2" style:family="paragraph" style:parent-style-name="Text_20_body">
      <style:text-properties officeooo:rsid="006e4431" officeooo:paragraph-rsid="006ec30e"/>
    </style:style>
    <style:style style:name="P3" style:family="paragraph" style:parent-style-name="Text_20_body">
      <style:text-properties officeooo:rsid="005e5980" officeooo:paragraph-rsid="005e5980"/>
    </style:style>
    <style:style style:name="P4" style:family="paragraph" style:parent-style-name="Text_20_body">
      <style:text-properties officeooo:rsid="005e5980" officeooo:paragraph-rsid="00d2a130"/>
    </style:style>
    <style:style style:name="P5" style:family="paragraph" style:parent-style-name="Text_20_body">
      <style:text-properties officeooo:rsid="000b6d09" officeooo:paragraph-rsid="000b6d09"/>
    </style:style>
    <style:style style:name="P6" style:family="paragraph" style:parent-style-name="Text_20_body">
      <style:text-properties officeooo:rsid="000b6d09" officeooo:paragraph-rsid="001ab970"/>
    </style:style>
    <style:style style:name="P7" style:family="paragraph" style:parent-style-name="Text_20_body">
      <style:text-properties officeooo:rsid="000b6d09" officeooo:paragraph-rsid="008e018e"/>
    </style:style>
    <style:style style:name="P8" style:family="paragraph" style:parent-style-name="Text_20_body">
      <style:text-properties officeooo:rsid="001ab970" officeooo:paragraph-rsid="001ab970"/>
    </style:style>
    <style:style style:name="P9" style:family="paragraph" style:parent-style-name="Text_20_body">
      <style:text-properties officeooo:rsid="006b6dd4" officeooo:paragraph-rsid="006b6dd4"/>
    </style:style>
    <style:style style:name="P10" style:family="paragraph" style:parent-style-name="Text_20_body">
      <style:text-properties officeooo:rsid="006b6dd4" officeooo:paragraph-rsid="00937a03"/>
    </style:style>
    <style:style style:name="P11" style:family="paragraph" style:parent-style-name="Text_20_body">
      <style:text-properties officeooo:rsid="002ca74a" officeooo:paragraph-rsid="00784a63"/>
    </style:style>
    <style:style style:name="P12" style:family="paragraph" style:parent-style-name="Text_20_body">
      <style:text-properties officeooo:paragraph-rsid="00784a63"/>
    </style:style>
    <style:style style:name="P13" style:family="paragraph" style:parent-style-name="Text_20_body">
      <style:text-properties officeooo:rsid="00937a03" officeooo:paragraph-rsid="00937a03"/>
    </style:style>
    <style:style style:name="P14" style:family="paragraph" style:parent-style-name="Text_20_body">
      <style:text-properties officeooo:rsid="0096bbcd" officeooo:paragraph-rsid="0096bbcd"/>
    </style:style>
    <style:style style:name="P15" style:family="paragraph" style:parent-style-name="Text_20_body">
      <style:text-properties officeooo:paragraph-rsid="0096bbcd"/>
    </style:style>
    <style:style style:name="P16" style:family="paragraph" style:parent-style-name="Text_20_body">
      <style:text-properties officeooo:rsid="0058cbdf" officeooo:paragraph-rsid="006b6dd4"/>
    </style:style>
    <style:style style:name="P17" style:family="paragraph" style:parent-style-name="Text_20_body">
      <style:text-properties officeooo:rsid="00550212" officeooo:paragraph-rsid="00550212"/>
    </style:style>
    <style:style style:name="P18" style:family="paragraph" style:parent-style-name="Text_20_body">
      <style:text-properties officeooo:paragraph-rsid="00d498e6"/>
    </style:style>
    <style:style style:name="P19" style:family="paragraph" style:parent-style-name="Text_20_body">
      <style:text-properties officeooo:rsid="0081a5b2" officeooo:paragraph-rsid="00d498e6"/>
    </style:style>
    <style:style style:name="P20" style:family="paragraph" style:parent-style-name="Text_20_body">
      <style:text-properties officeooo:rsid="0081a5b2" officeooo:paragraph-rsid="011a55d5"/>
    </style:style>
    <style:style style:name="P21" style:family="paragraph" style:parent-style-name="Text_20_body">
      <style:text-properties officeooo:rsid="00d0c704" officeooo:paragraph-rsid="00d0c704"/>
    </style:style>
    <style:style style:name="P22" style:family="paragraph" style:parent-style-name="Text_20_body">
      <style:text-properties style:text-underline-style="none" fo:font-weight="normal" officeooo:rsid="0167e3cf" officeooo:paragraph-rsid="00f88dae" style:font-weight-asian="normal" style:font-weight-complex="normal"/>
    </style:style>
    <style:style style:name="P23" style:family="paragraph" style:parent-style-name="Text_20_body">
      <style:text-properties officeooo:paragraph-rsid="00f88dae"/>
    </style:style>
    <style:style style:name="P24" style:family="paragraph" style:parent-style-name="Text_20_body">
      <style:text-properties officeooo:paragraph-rsid="00f9e004"/>
    </style:style>
    <style:style style:name="P25" style:family="paragraph" style:parent-style-name="Text_20_body">
      <style:text-properties officeooo:paragraph-rsid="00ff22af"/>
    </style:style>
    <style:style style:name="P26" style:family="paragraph" style:parent-style-name="Text_20_body">
      <style:text-properties officeooo:rsid="00ff6cf6" officeooo:paragraph-rsid="00ff6cf6"/>
    </style:style>
    <style:style style:name="P27" style:family="paragraph" style:parent-style-name="Text_20_body">
      <style:text-properties officeooo:rsid="00ff6cf6" officeooo:paragraph-rsid="011488fe"/>
    </style:style>
    <style:style style:name="P28" style:family="paragraph" style:parent-style-name="Text_20_body">
      <style:text-properties officeooo:rsid="0103acac" officeooo:paragraph-rsid="0103acac"/>
    </style:style>
    <style:style style:name="P29" style:family="paragraph" style:parent-style-name="Text_20_body">
      <style:text-properties officeooo:rsid="00ff22af" officeooo:paragraph-rsid="00ff22af" fo:background-color="transparent"/>
    </style:style>
    <style:style style:name="P30" style:family="paragraph" style:parent-style-name="Text_20_body">
      <style:text-properties officeooo:rsid="010b553f" officeooo:paragraph-rsid="010b553f"/>
    </style:style>
    <style:style style:name="P31" style:family="paragraph" style:parent-style-name="Text_20_body">
      <style:text-properties officeooo:rsid="010b553f" officeooo:paragraph-rsid="01323da4"/>
    </style:style>
    <style:style style:name="P32" style:family="paragraph" style:parent-style-name="Text_20_body">
      <style:text-properties officeooo:rsid="010bcdda" officeooo:paragraph-rsid="010bcdda"/>
    </style:style>
    <style:style style:name="P33" style:family="paragraph" style:parent-style-name="Text_20_body">
      <style:text-properties officeooo:paragraph-rsid="0112f2a5"/>
    </style:style>
    <style:style style:name="P34" style:family="paragraph" style:parent-style-name="Text_20_body">
      <style:text-properties officeooo:rsid="0114b922" officeooo:paragraph-rsid="0114b922"/>
    </style:style>
    <style:style style:name="P35" style:family="paragraph" style:parent-style-name="Text_20_body">
      <style:text-properties officeooo:rsid="00822b6b" officeooo:paragraph-rsid="00d498e6"/>
    </style:style>
    <style:style style:name="P36" style:family="paragraph" style:parent-style-name="Text_20_body">
      <style:text-properties officeooo:rsid="00831d64" officeooo:paragraph-rsid="00d498e6"/>
    </style:style>
    <style:style style:name="P37" style:family="paragraph" style:parent-style-name="Text_20_body">
      <style:text-properties officeooo:rsid="011d2e3b" officeooo:paragraph-rsid="011d2e3b"/>
    </style:style>
    <style:style style:name="P38" style:family="paragraph" style:parent-style-name="Text_20_body">
      <style:text-properties officeooo:rsid="01079bc3" officeooo:paragraph-rsid="010f1a2d"/>
    </style:style>
    <style:style style:name="P39" style:family="paragraph" style:parent-style-name="Text_20_body">
      <style:text-properties officeooo:rsid="0129f76b" officeooo:paragraph-rsid="0129f76b"/>
    </style:style>
    <style:style style:name="P40" style:family="paragraph" style:parent-style-name="Text_20_body">
      <style:text-properties officeooo:rsid="011488fe" officeooo:paragraph-rsid="011b56e0"/>
    </style:style>
    <style:style style:name="P41" style:family="paragraph" style:parent-style-name="Text_20_body">
      <style:text-properties officeooo:rsid="011b56e0" officeooo:paragraph-rsid="011b56e0"/>
    </style:style>
    <style:style style:name="P42" style:family="paragraph" style:parent-style-name="Text_20_body">
      <style:text-properties officeooo:rsid="0062c378" officeooo:paragraph-rsid="005e5980"/>
    </style:style>
    <style:style style:name="P43" style:family="paragraph" style:parent-style-name="Text_20_body">
      <style:text-properties officeooo:rsid="01002af7" officeooo:paragraph-rsid="0133e75a"/>
    </style:style>
    <style:style style:name="P44" style:family="paragraph" style:parent-style-name="Text_20_body">
      <style:text-properties officeooo:paragraph-rsid="010878a4"/>
    </style:style>
    <style:style style:name="P45" style:family="paragraph" style:parent-style-name="Code">
      <style:text-properties fo:color="#0000cc"/>
    </style:style>
    <style:style style:name="P46" style:family="paragraph" style:parent-style-name="Code">
      <style:text-properties fo:color="#0000cc" fo:font-size="2pt" officeooo:rsid="006b6dd4" officeooo:paragraph-rsid="006b6dd4" style:font-size-asian="1.75pt" style:font-size-complex="2pt"/>
    </style:style>
    <style:style style:name="P47" style:family="paragraph" style:parent-style-name="Code">
      <style:text-properties fo:color="#0000ff"/>
    </style:style>
    <style:style style:name="P48" style:family="paragraph" style:parent-style-name="Code">
      <style:text-properties fo:color="#0000ff" officeooo:rsid="006b6dd4" officeooo:paragraph-rsid="006b6dd4"/>
    </style:style>
    <style:style style:name="P49" style:family="paragraph" style:parent-style-name="Code">
      <style:text-properties fo:color="#0000ff" officeooo:paragraph-rsid="00f9e004"/>
    </style:style>
    <style:style style:name="P50" style:family="paragraph" style:parent-style-name="Code">
      <style:text-properties fo:color="#0000ff" officeooo:paragraph-rsid="00f2aa68"/>
    </style:style>
    <style:style style:name="P51" style:family="paragraph" style:parent-style-name="Code">
      <style:text-properties fo:color="#0000ff" officeooo:paragraph-rsid="00f88dae"/>
    </style:style>
    <style:style style:name="P52" style:family="paragraph" style:parent-style-name="Code">
      <style:text-properties fo:color="#0000ff" officeooo:rsid="010bcdda" officeooo:paragraph-rsid="010bcdda"/>
    </style:style>
    <style:style style:name="P53" style:family="paragraph" style:parent-style-name="Code">
      <style:text-properties fo:color="#0000ff" officeooo:rsid="01079bc3" officeooo:paragraph-rsid="010f1a2d"/>
    </style:style>
    <style:style style:name="P54" style:family="paragraph" style:parent-style-name="Code">
      <style:text-properties fo:color="#0000ff" officeooo:rsid="0103acac" officeooo:paragraph-rsid="0103acac"/>
    </style:style>
    <style:style style:name="P55" style:family="paragraph" style:parent-style-name="Code">
      <style:text-properties fo:color="#0000ff" officeooo:rsid="0103acac" officeooo:paragraph-rsid="0105ad30"/>
    </style:style>
    <style:style style:name="P56" style:family="paragraph" style:parent-style-name="Code">
      <style:text-properties fo:color="#0000ff" officeooo:rsid="0103acac" officeooo:paragraph-rsid="01079bc3"/>
    </style:style>
    <style:style style:name="P57" style:family="paragraph" style:parent-style-name="Code">
      <style:text-properties fo:color="#0000ff" officeooo:rsid="0103acac" officeooo:paragraph-rsid="011d2e3b"/>
    </style:style>
    <style:style style:name="P58" style:family="paragraph" style:parent-style-name="Code">
      <style:text-properties fo:color="#0000ff" officeooo:paragraph-rsid="0112f2a5"/>
    </style:style>
    <style:style style:name="P59" style:family="paragraph" style:parent-style-name="Code">
      <style:text-properties fo:color="#0000ff" officeooo:paragraph-rsid="011488fe"/>
    </style:style>
    <style:style style:name="P60" style:family="paragraph" style:parent-style-name="Code">
      <style:text-properties fo:color="#0000ff" officeooo:rsid="011d2e3b" officeooo:paragraph-rsid="011d2e3b"/>
    </style:style>
    <style:style style:name="P61" style:family="paragraph" style:parent-style-name="Code">
      <style:text-properties fo:color="#0000ff" officeooo:rsid="011eb530" officeooo:paragraph-rsid="011eb530"/>
    </style:style>
    <style:style style:name="P62" style:family="paragraph" style:parent-style-name="Code">
      <style:text-properties fo:color="#0000ff" fo:font-style="normal" officeooo:rsid="011eb530" officeooo:paragraph-rsid="011d2e3b" style:font-style-asian="normal" style:font-style-complex="normal"/>
    </style:style>
    <style:style style:name="P63" style:family="paragraph" style:parent-style-name="Code">
      <style:text-properties fo:color="#0000ff" officeooo:paragraph-rsid="0133e75a"/>
    </style:style>
    <style:style style:name="P64" style:family="paragraph" style:parent-style-name="Code">
      <style:text-properties fo:color="#0000ff" officeooo:paragraph-rsid="013d7e2f"/>
    </style:style>
    <style:style style:name="P65" style:family="paragraph" style:parent-style-name="Code">
      <style:text-properties style:use-window-font-color="true" officeooo:rsid="006b87cd" officeooo:paragraph-rsid="006b87cd"/>
    </style:style>
    <style:style style:name="P66" style:family="paragraph" style:parent-style-name="Code">
      <style:text-properties officeooo:paragraph-rsid="00f88dae"/>
    </style:style>
    <style:style style:name="P67" style:family="paragraph" style:parent-style-name="Code">
      <style:text-properties officeooo:paragraph-rsid="00f9e004"/>
    </style:style>
    <style:style style:name="P68" style:family="paragraph" style:parent-style-name="Code">
      <style:text-properties officeooo:rsid="010bcdda" officeooo:paragraph-rsid="010bcdda"/>
    </style:style>
    <style:style style:name="P69" style:family="paragraph" style:parent-style-name="Code">
      <style:text-properties officeooo:paragraph-rsid="011488fe"/>
    </style:style>
    <style:style style:name="P70" style:family="paragraph" style:parent-style-name="Code">
      <style:text-properties officeooo:paragraph-rsid="01079bc3"/>
    </style:style>
    <style:style style:name="P71" style:family="paragraph" style:parent-style-name="Code">
      <style:text-properties fo:font-variant="normal" fo:text-transform="none" fo:color="#0000ff" style:font-name="SFMono-Regular" fo:font-size="9pt" fo:letter-spacing="normal" fo:font-style="normal" fo:font-weight="normal" officeooo:paragraph-rsid="01079bc3"/>
    </style:style>
    <style:style style:name="P7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73"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9e15a8" officeooo:paragraph-rsid="013d7e2f" style:font-size-asian="18pt" style:font-weight-asian="bold" style:font-size-complex="18pt" style:font-weight-complex="bold"/>
    </style:style>
    <style:style style:name="P74"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75"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7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7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eec2ea" style:font-size-asian="18pt" style:font-weight-asian="bold" style:font-size-complex="18pt" style:font-weight-complex="bold"/>
    </style:style>
    <style:style style:name="P7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50975"/>
    </style:style>
    <style:style style:name="P7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87ce5"/>
    </style:style>
    <style:style style:name="P80"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lr-tb"/>
      <style:text-properties officeooo:rsid="01bad384" officeooo:paragraph-rsid="00f50975"/>
    </style:style>
    <style:style style:name="P8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82"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83"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84"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85"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86"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87"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88"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89" style:family="paragraph" style:parent-style-name="Table">
      <style:paragraph-properties fo:text-align="center" style:justify-single-word="false"/>
      <style:text-properties fo:font-style="normal" officeooo:rsid="008e018e" officeooo:paragraph-rsid="008e018e" fo:background-color="#ffff00" style:font-style-asian="normal" style:font-style-complex="normal"/>
    </style:style>
    <style:style style:name="P90" style:family="paragraph" style:parent-style-name="Table">
      <style:paragraph-properties fo:text-align="center" style:justify-single-word="false"/>
      <style:text-properties fo:font-style="normal" officeooo:rsid="00e7b1ef" officeooo:paragraph-rsid="00e7b1ef" fo:background-color="#ffff00" style:font-style-asian="normal" style:font-style-complex="normal"/>
    </style:style>
    <style:style style:name="P91" style:family="paragraph" style:parent-style-name="Table">
      <style:paragraph-properties fo:text-align="center" style:justify-single-word="false"/>
      <style:text-properties officeooo:rsid="001ab970" officeooo:paragraph-rsid="001ab970"/>
    </style:style>
    <style:style style:name="P92" style:family="paragraph" style:parent-style-name="Table">
      <style:paragraph-properties fo:text-align="center" style:justify-single-word="false"/>
      <style:text-properties officeooo:rsid="000d39c5" officeooo:paragraph-rsid="001ab970"/>
    </style:style>
    <style:style style:name="P93" style:family="paragraph" style:parent-style-name="Table">
      <style:paragraph-properties fo:text-align="center" style:justify-single-word="false"/>
      <style:text-properties officeooo:rsid="000d39c5" officeooo:paragraph-rsid="00cccdbc"/>
    </style:style>
    <style:style style:name="P94" style:family="paragraph" style:parent-style-name="Table">
      <style:paragraph-properties fo:text-align="center" style:justify-single-word="false"/>
      <style:text-properties officeooo:rsid="008e9753" officeooo:paragraph-rsid="00cccdbc"/>
    </style:style>
    <style:style style:name="P95" style:family="paragraph" style:parent-style-name="Table">
      <style:text-properties officeooo:rsid="008e9753" officeooo:paragraph-rsid="008e9753"/>
    </style:style>
    <style:style style:name="P96" style:family="paragraph" style:parent-style-name="Table">
      <style:text-properties officeooo:rsid="008e9753" officeooo:paragraph-rsid="00cccdbc"/>
    </style:style>
    <style:style style:name="P97" style:family="paragraph" style:parent-style-name="Table">
      <style:text-properties officeooo:rsid="005c67cc" officeooo:paragraph-rsid="00cccdbc"/>
    </style:style>
    <style:style style:name="P98" style:family="paragraph" style:parent-style-name="Table">
      <style:text-properties officeooo:rsid="005c67cc" officeooo:paragraph-rsid="00cf9619"/>
    </style:style>
    <style:style style:name="P99" style:family="paragraph" style:parent-style-name="Preformatted_20_Text">
      <style:text-properties officeooo:rsid="00092ffa" officeooo:paragraph-rsid="006b6dd4"/>
    </style:style>
    <style:style style:name="P100" style:family="paragraph" style:parent-style-name="Note" style:master-page-name="">
      <loext:graphic-properties draw:fill="none"/>
      <style:paragraph-properties fo:margin-left="1.401cm" fo:margin-right="0cm" fo:margin-top="0cm" fo:margin-bottom="0.101cm" loext:contextual-spacing="false" fo:line-height="100%" fo:text-indent="-1.401cm" style:auto-text-indent="false" style:page-number="auto" fo:background-color="transparent">
        <style:tab-stops/>
      </style:paragraph-properties>
      <style:text-properties officeooo:paragraph-rsid="006b6dd4"/>
    </style:style>
    <style:style style:name="P101"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paragraph-rsid="006b6dd4"/>
    </style:style>
    <style:style style:name="P102"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rsid="0112f2a5" officeooo:paragraph-rsid="0112f2a5"/>
    </style:style>
    <style:style style:name="P103"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style>
    <style:style style:name="P104"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text-properties officeooo:paragraph-rsid="006b87cd"/>
    </style:style>
    <style:style style:name="P105" style:family="paragraph" style:parent-style-name="Note">
      <loext:graphic-properties draw:fill="none"/>
      <style:paragraph-properties fo:margin-left="1.3cm" fo:margin-right="0cm" fo:margin-top="0cm" fo:margin-bottom="0.101cm" loext:contextual-spacing="false" fo:line-height="100%" fo:text-indent="-1.3cm" style:auto-text-indent="false" fo:background-color="transparent">
        <style:tab-stops/>
      </style:paragraph-properties>
      <style:text-properties fo:font-weight="normal" officeooo:rsid="006b87cd" officeooo:paragraph-rsid="006b87cd" style:font-weight-asian="normal" style:font-weight-complex="normal"/>
    </style:style>
    <style:style style:name="P106" style:family="paragraph" style:parent-style-name="Note">
      <style:paragraph-properties fo:margin-left="1.3cm" fo:margin-right="0cm" fo:text-align="start" style:justify-single-word="false" fo:text-indent="-1.3cm" style:auto-text-indent="false">
        <style:tab-stops/>
      </style:paragraph-properties>
    </style:style>
    <style:style style:name="P107"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06ec30e"/>
    </style:style>
    <style:style style:name="P108" style:family="paragraph" style:parent-style-name="Text_20_body" style:master-page-name="">
      <style:paragraph-properties style:page-number="auto"/>
      <style:text-properties officeooo:rsid="006b87cd" officeooo:paragraph-rsid="006b87cd"/>
    </style:style>
    <style:style style:name="P109" style:family="paragraph" style:parent-style-name="Text_20_body" style:master-page-name="">
      <style:paragraph-properties style:page-number="auto" fo:break-before="auto" fo:break-after="auto"/>
      <style:text-properties officeooo:rsid="006b6dd4" officeooo:paragraph-rsid="009528f3"/>
    </style:style>
    <style:style style:name="P110" style:family="paragraph" style:parent-style-name="Note">
      <style:text-properties officeooo:rsid="009b4af6" officeooo:paragraph-rsid="009b4af6"/>
    </style:style>
    <style:style style:name="P111" style:family="paragraph" style:parent-style-name="Note">
      <style:text-properties officeooo:rsid="00ff6cf6" officeooo:paragraph-rsid="00ff6cf6"/>
    </style:style>
    <style:style style:name="P112" style:family="paragraph" style:parent-style-name="Note">
      <style:text-properties officeooo:rsid="011488fe" officeooo:paragraph-rsid="011488fe"/>
    </style:style>
    <style:style style:name="P113" style:family="paragraph" style:parent-style-name="Note">
      <style:text-properties officeooo:rsid="0114b922" officeooo:paragraph-rsid="0114b922"/>
    </style:style>
    <style:style style:name="P114" style:family="paragraph" style:parent-style-name="Note">
      <style:text-properties officeooo:rsid="01304b80" officeooo:paragraph-rsid="01304b80"/>
    </style:style>
    <style:style style:name="P115" style:family="paragraph" style:parent-style-name="Note">
      <style:text-properties officeooo:rsid="01323da4" officeooo:paragraph-rsid="01323da4"/>
    </style:style>
    <style:style style:name="P116" style:family="paragraph" style:parent-style-name="Note">
      <style:text-properties officeooo:rsid="01323da4" officeooo:paragraph-rsid="01393a7d"/>
    </style:style>
    <style:style style:name="P117" style:family="paragraph" style:parent-style-name="Note">
      <style:text-properties officeooo:rsid="01336589" officeooo:paragraph-rsid="01336589"/>
    </style:style>
    <style:style style:name="P118" style:family="paragraph" style:parent-style-name="Note">
      <style:text-properties officeooo:rsid="01393a7d" officeooo:paragraph-rsid="01393a7d"/>
    </style:style>
    <style:style style:name="P119" style:family="paragraph" style:parent-style-name="Note">
      <style:text-properties officeooo:paragraph-rsid="013d7e2f"/>
    </style:style>
    <style:style style:name="P120" style:family="paragraph" style:parent-style-name="Code" style:master-page-name="">
      <loext:graphic-properties draw:fill="none"/>
      <style:paragraph-properties fo:margin-left="1cm" fo:margin-right="0.199cm" fo:margin-top="0cm" fo:margin-bottom="0cm" loext:contextual-spacing="false" fo:line-height="120%" fo:text-indent="0cm" style:auto-text-indent="false" style:page-number="auto" fo:background-color="transparent"/>
      <style:text-properties officeooo:rsid="006b6dd4" officeooo:paragraph-rsid="009528f3"/>
    </style:style>
    <style:style style:name="P121" style:family="paragraph" style:parent-style-name="Table_20_Text">
      <style:text-properties officeooo:rsid="00cccdbc" officeooo:paragraph-rsid="00cccdbc"/>
    </style:style>
    <style:style style:name="P122" style:family="paragraph" style:parent-style-name="Table_20_Text">
      <style:text-properties officeooo:paragraph-rsid="00cccdbc"/>
    </style:style>
    <style:style style:name="P123" style:family="paragraph" style:parent-style-name="Table_20_Text">
      <style:text-properties officeooo:rsid="00cf9619" officeooo:paragraph-rsid="00cf9619"/>
    </style:style>
    <style:style style:name="P124" style:family="paragraph" style:parent-style-name="Table_20_Text">
      <style:text-properties officeooo:rsid="00eec2ea" officeooo:paragraph-rsid="00eec2ea"/>
    </style:style>
    <style:style style:name="P125" style:family="paragraph" style:parent-style-name="Table_20_Text">
      <style:text-properties officeooo:paragraph-rsid="00ed5d51"/>
    </style:style>
    <style:style style:name="P126" style:family="paragraph" style:parent-style-name="Table_20_Text">
      <style:text-properties officeooo:rsid="00fab875" officeooo:paragraph-rsid="00fab875"/>
    </style:style>
    <style:style style:name="P127" style:family="paragraph" style:parent-style-name="Table_20_Text">
      <style:text-properties officeooo:rsid="011488fe" officeooo:paragraph-rsid="011488fe"/>
    </style:style>
    <style:style style:name="P128" style:family="paragraph" style:parent-style-name="Table_20_Text">
      <style:text-properties officeooo:rsid="00ce246b" officeooo:paragraph-rsid="00ed5d51"/>
    </style:style>
    <style:style style:name="P129" style:family="paragraph" style:parent-style-name="Table_20_Text">
      <style:text-properties officeooo:rsid="0117fcd5" officeooo:paragraph-rsid="0117fcd5"/>
    </style:style>
    <style:style style:name="P130" style:family="paragraph" style:parent-style-name="Table_20_Text">
      <style:text-properties officeooo:rsid="0117fcd5" officeooo:paragraph-rsid="00cccdbc"/>
    </style:style>
    <style:style style:name="P131" style:family="paragraph" style:parent-style-name="Text_20_body">
      <style:paragraph-properties fo:line-height="150%" style:writing-mode="page"/>
      <style:text-properties officeooo:rsid="010f1a2d" officeooo:paragraph-rsid="010f1a2d"/>
    </style:style>
    <style:style style:name="P132" style:family="paragraph" style:parent-style-name="Text_20_body">
      <style:paragraph-properties fo:break-before="page"/>
    </style:style>
    <style:style style:name="P133" style:family="paragraph" style:parent-style-name="Table_20_index_20_1">
      <style:paragraph-properties>
        <style:tab-stops>
          <style:tab-stop style:position="17cm" style:type="right" style:leader-style="dotted" style:leader-text="."/>
        </style:tab-stops>
      </style:paragraph-properties>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136" style:family="paragraph" style:parent-style-name="Contents_20_3">
      <style:paragraph-properties>
        <style:tab-stops>
          <style:tab-stop style:position="16.002cm" style:type="right" style:leader-style="dotted" style:leader-text="."/>
        </style:tab-stops>
      </style:paragraph-properties>
    </style:style>
    <style:style style:name="P137" style:family="paragraph" style:parent-style-name="Contents_20_5">
      <style:paragraph-properties>
        <style:tab-stops>
          <style:tab-stop style:position="15.004cm" style:type="right" style:leader-style="dotted" style:leader-text="."/>
        </style:tab-stops>
      </style:paragraph-properties>
    </style:style>
    <style:style style:name="P138" style:family="paragraph" style:parent-style-name="Contents_20_4">
      <style:paragraph-properties>
        <style:tab-stops>
          <style:tab-stop style:position="15.503cm" style:type="right" style:leader-style="dotted" style:leader-text="."/>
        </style:tab-stops>
      </style:paragraph-properties>
    </style:style>
    <style:style style:name="P139"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140" style:family="paragraph" style:parent-style-name="Text_20_body" style:list-style-name="L2">
      <style:text-properties officeooo:rsid="006e4431" officeooo:paragraph-rsid="006ec30e"/>
    </style:style>
    <style:style style:name="P141" style:family="paragraph" style:parent-style-name="Text_20_body" style:list-style-name="L3">
      <style:text-properties officeooo:rsid="00ff6cf6" officeooo:paragraph-rsid="00ff6cf6"/>
    </style:style>
    <style:style style:name="P142" style:family="paragraph" style:parent-style-name="Text_20_body" style:list-style-name="L4">
      <style:text-properties officeooo:rsid="00ff6cf6" officeooo:paragraph-rsid="01230079"/>
    </style:style>
    <style:style style:name="P143" style:family="paragraph" style:parent-style-name="Text_20_body" style:list-style-name="L3">
      <style:text-properties officeooo:rsid="01002af7" officeooo:paragraph-rsid="010bcdda"/>
    </style:style>
    <style:style style:name="P144" style:family="paragraph" style:parent-style-name="Text_20_body" style:list-style-name="L3">
      <style:text-properties officeooo:rsid="01002af7" officeooo:paragraph-rsid="01002af7"/>
    </style:style>
    <style:style style:name="P145" style:family="paragraph" style:parent-style-name="Text_20_body" style:list-style-name="L3">
      <style:text-properties officeooo:rsid="01002af7" officeooo:paragraph-rsid="011b56e0"/>
    </style:style>
    <style:style style:name="P146" style:family="paragraph" style:parent-style-name="Text_20_body" style:list-style-name="L3">
      <style:text-properties fo:color="#000000" officeooo:rsid="01017509" officeooo:paragraph-rsid="011b56e0"/>
    </style:style>
    <style:style style:name="P147" style:family="paragraph" style:parent-style-name="Text_20_body" style:list-style-name="L3">
      <style:text-properties fo:color="#000000" officeooo:rsid="01079bc3" officeooo:paragraph-rsid="01079bc3"/>
    </style:style>
    <style:style style:name="P148" style:family="paragraph" style:parent-style-name="Text_20_body" style:list-style-name="L3">
      <style:text-properties officeooo:rsid="010374e4" officeooo:paragraph-rsid="010374e4"/>
    </style:style>
    <style:style style:name="P149" style:family="paragraph" style:parent-style-name="Text_20_body" style:list-style-name=""/>
    <style:style style:name="P150" style:family="paragraph" style:parent-style-name="Text_20_body" style:list-style-name="L5">
      <style:text-properties officeooo:rsid="01287200" officeooo:paragraph-rsid="01287200"/>
    </style:style>
    <style:style style:name="P151" style:family="paragraph" style:parent-style-name="Text_20_body" style:list-style-name="L5">
      <style:text-properties officeooo:rsid="01287200" officeooo:paragraph-rsid="0129f76b"/>
    </style:style>
    <style:style style:name="P152" style:family="paragraph" style:parent-style-name="Text_20_body" style:list-style-name="L5">
      <style:text-properties officeooo:rsid="012c2197" officeooo:paragraph-rsid="012c2197"/>
    </style:style>
    <style:style style:name="P153" style:family="paragraph" style:parent-style-name="Text_20_body" style:list-style-name="L5">
      <style:text-properties officeooo:rsid="0129f76b" officeooo:paragraph-rsid="0129f76b"/>
    </style:style>
    <style:style style:name="P154" style:family="paragraph" style:parent-style-name="Heading_20_1">
      <style:text-properties officeooo:rsid="005c67cc" officeooo:paragraph-rsid="00cccdbc"/>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officeooo:rsid="00d2a130" officeooo:paragraph-rsid="00d2a130"/>
    </style:style>
    <style:style style:name="P157" style:family="paragraph" style:parent-style-name="Heading_20_1">
      <style:paragraph-properties fo:break-before="page"/>
      <style:text-properties officeooo:paragraph-rsid="00db8f99"/>
    </style:style>
    <style:style style:name="P158" style:family="paragraph" style:parent-style-name="Heading_20_2">
      <style:text-properties officeooo:rsid="008e018e" officeooo:paragraph-rsid="008e018e"/>
    </style:style>
    <style:style style:name="P159" style:family="paragraph" style:parent-style-name="Heading_20_2">
      <style:text-properties officeooo:rsid="00d2a130" officeooo:paragraph-rsid="00d2a130"/>
    </style:style>
    <style:style style:name="P160" style:family="paragraph" style:parent-style-name="Heading_20_2">
      <style:text-properties officeooo:paragraph-rsid="00d498e6"/>
    </style:style>
    <style:style style:name="P161" style:family="paragraph" style:parent-style-name="Heading_20_2">
      <style:text-properties officeooo:rsid="006b6dd4" officeooo:paragraph-rsid="006b6dd4"/>
    </style:style>
    <style:style style:name="P162" style:family="paragraph" style:parent-style-name="Heading_20_2">
      <style:paragraph-properties fo:break-before="page"/>
      <style:text-properties officeooo:rsid="00d8d676" officeooo:paragraph-rsid="00d8d676"/>
    </style:style>
    <style:style style:name="P163" style:family="paragraph" style:parent-style-name="Heading_20_2" style:master-page-name="">
      <style:paragraph-properties style:page-number="auto" fo:break-before="auto" fo:break-after="auto"/>
      <style:text-properties officeooo:rsid="005e6573" officeooo:paragraph-rsid="00d498e6"/>
    </style:style>
    <style:style style:name="P164" style:family="paragraph" style:parent-style-name="Heading_20_3">
      <style:text-properties officeooo:rsid="005e5980" officeooo:paragraph-rsid="00d498e6" fo:background-color="transparent"/>
    </style:style>
    <style:style style:name="P165" style:family="paragraph" style:parent-style-name="Heading_20_3">
      <style:text-properties officeooo:rsid="0096bbcd" officeooo:paragraph-rsid="0096bbcd"/>
    </style:style>
    <style:style style:name="P166" style:family="paragraph" style:parent-style-name="Heading_20_3">
      <style:text-properties officeooo:rsid="006b6dd4" officeooo:paragraph-rsid="006b6dd4"/>
    </style:style>
    <style:style style:name="P167" style:family="paragraph" style:parent-style-name="Heading_20_3" style:master-page-name="">
      <style:paragraph-properties style:page-number="auto" fo:break-before="auto" fo:break-after="auto"/>
      <style:text-properties officeooo:rsid="010d010d" officeooo:paragraph-rsid="010d010d"/>
    </style:style>
    <style:style style:name="P168" style:family="paragraph" style:parent-style-name="Heading_20_3" style:master-page-name="">
      <style:paragraph-properties style:page-number="auto" fo:break-before="auto" fo:break-after="auto"/>
      <style:text-properties officeooo:rsid="010374e4" officeooo:paragraph-rsid="00ff22af"/>
    </style:style>
    <style:style style:name="P169" style:family="paragraph" style:parent-style-name="Heading_20_3" style:master-page-name="">
      <style:paragraph-properties style:page-number="auto" fo:break-before="auto" fo:break-after="auto"/>
      <style:text-properties officeooo:rsid="00f50975" officeooo:paragraph-rsid="00f50975"/>
    </style:style>
    <style:style style:name="P170" style:family="paragraph" style:parent-style-name="Heading_20_3" style:master-page-name="">
      <style:paragraph-properties style:page-number="auto" fo:break-before="auto" fo:break-after="auto"/>
      <style:text-properties officeooo:rsid="00f9e004" officeooo:paragraph-rsid="00f9e004"/>
    </style:style>
    <style:style style:name="P171" style:family="paragraph" style:parent-style-name="Heading_20_4">
      <style:text-properties officeooo:rsid="010bcdda" officeooo:paragraph-rsid="0133e75a"/>
    </style:style>
    <style:style style:name="P172" style:family="paragraph" style:parent-style-name="Heading_20_4">
      <style:text-properties officeooo:rsid="010d010d" officeooo:paragraph-rsid="010d010d"/>
    </style:style>
    <style:style style:name="P173" style:family="paragraph" style:parent-style-name="Heading_20_4">
      <style:text-properties officeooo:rsid="011d2e3b" officeooo:paragraph-rsid="011d2e3b"/>
    </style:style>
    <style:style style:name="P174" style:family="paragraph" style:parent-style-name="Heading_20_4">
      <style:text-properties officeooo:paragraph-rsid="00f9e004"/>
    </style:style>
    <style:style style:name="P175" style:family="paragraph" style:parent-style-name="Heading_20_4">
      <style:text-properties officeooo:paragraph-rsid="01323da4"/>
    </style:style>
    <style:style style:name="P176" style:family="paragraph" style:parent-style-name="Heading_20_4">
      <style:text-properties officeooo:rsid="0096bbcd" officeooo:paragraph-rsid="0096bbcd"/>
    </style:style>
    <style:style style:name="P177" style:family="paragraph" style:parent-style-name="Heading_20_4" style:master-page-name="">
      <style:paragraph-properties style:page-number="auto" fo:break-before="auto" fo:break-after="auto"/>
    </style:style>
    <style:style style:name="P178" style:family="paragraph" style:parent-style-name="Heading_20_5">
      <style:paragraph-properties fo:break-before="page"/>
    </style:style>
    <style:style style:name="P179" style:family="paragraph" style:parent-style-name="Heading_20_5">
      <style:paragraph-properties fo:break-before="page"/>
      <style:text-properties officeooo:rsid="01287200" officeooo:paragraph-rsid="01287200"/>
    </style:style>
    <style:style style:name="P180" style:family="paragraph" style:parent-style-name="Abbreviations" style:list-style-name="L1"/>
    <style:style style:name="P181" style:family="paragraph" style:parent-style-name="Abbreviations" style:list-style-name="L1">
      <style:text-properties officeooo:rsid="009f4844" officeooo:paragraph-rsid="009f4844"/>
    </style:style>
    <style:style style:name="P182" style:family="paragraph" style:parent-style-name="Abbreviations" style:list-style-name="L1">
      <style:text-properties officeooo:rsid="006e4431" officeooo:paragraph-rsid="006ec30e"/>
    </style:style>
    <style:style style:name="P183" style:family="paragraph" style:parent-style-name="Abbreviations" style:list-style-name="L1">
      <style:text-properties officeooo:rsid="00c46c1f" officeooo:paragraph-rsid="00c46c1f"/>
    </style:style>
    <style:style style:name="P184" style:family="paragraph" style:parent-style-name="Abbreviations" style:list-style-name="L1">
      <style:text-properties officeooo:rsid="00eec2ea" officeooo:paragraph-rsid="00eec2ea"/>
    </style:style>
    <style:style style:name="P185" style:family="paragraph" style:parent-style-name="Code">
      <style:text-properties fo:color="#0000ff" officeooo:paragraph-rsid="013f5a79"/>
    </style:style>
    <style:style style:name="P186" style:family="paragraph" style:parent-style-name="Code">
      <style:text-properties fo:color="#0000ff" officeooo:rsid="013f5a79" officeooo:paragraph-rsid="013f5a79"/>
    </style:style>
    <style:style style:name="P187" style:family="paragraph" style:parent-style-name="Code">
      <style:text-properties fo:color="#0000ff" fo:font-size="6pt" officeooo:paragraph-rsid="013f5a79" style:font-size-asian="5.25pt" style:font-size-complex="6pt"/>
    </style:style>
    <style:style style:name="P188" style:family="paragraph" style:parent-style-name="Code">
      <style:text-properties fo:color="#0000ff" fo:font-size="6pt" officeooo:rsid="013f5a79" officeooo:paragraph-rsid="013f5a79" style:font-size-asian="5.25pt" style:font-size-complex="6pt"/>
    </style:style>
    <style:style style:name="P189" style:family="paragraph" style:parent-style-name="Code">
      <style:text-properties fo:font-size="6pt" style:font-size-asian="5.25pt" style:font-size-complex="6pt"/>
    </style:style>
    <style:style style:name="T1" style:family="text">
      <style:text-properties officeooo:rsid="009a1722"/>
    </style:style>
    <style:style style:name="T2" style:family="text">
      <style:text-properties officeooo:rsid="003229a3"/>
    </style:style>
    <style:style style:name="T3" style:family="text">
      <style:text-properties officeooo:rsid="008e018e"/>
    </style:style>
    <style:style style:name="T4" style:family="text">
      <style:text-properties fo:font-variant="normal" fo:text-transform="none" fo:color="#19232d" style:font-name="Liberation Serif" fo:font-size="12pt" fo:letter-spacing="normal" fo:font-style="normal" fo:font-weight="normal" officeooo:rsid="00937a03" style:font-size-asian="12pt" style:font-size-complex="12pt"/>
    </style:style>
    <style:style style:name="T5" style:family="text">
      <style:text-properties fo:font-variant="normal" fo:text-transform="none" fo:color="#19232d" style:font-name="Liberation Serif" fo:font-size="12pt" fo:letter-spacing="normal" fo:font-style="normal" fo:font-weight="normal" officeooo:rsid="009b4af6" style:font-size-asian="12pt" style:font-size-complex="12pt"/>
    </style:style>
    <style:style style:name="T6" style:family="text">
      <style:text-properties fo:font-variant="normal" fo:text-transform="none" fo:color="#19232d" style:font-name="Liberation Serif" fo:font-size="12pt" fo:letter-spacing="normal" fo:font-style="normal" fo:font-weight="normal" officeooo:rsid="00b9b8a3" style:font-size-asian="12pt" style:font-size-complex="12pt"/>
    </style:style>
    <style:style style:name="T7" style:family="text">
      <style:text-properties fo:font-variant="normal" fo:text-transform="none" fo:color="#19232d" style:font-name="Liberation Serif" fo:font-size="12pt" fo:letter-spacing="normal" fo:font-style="normal" fo:font-weight="normal" officeooo:rsid="00bb0ee1" style:font-size-asian="12pt" style:font-size-complex="12pt"/>
    </style:style>
    <style:style style:name="T8" style:family="text">
      <style:text-properties fo:font-variant="normal" fo:text-transform="none" fo:color="#19232d" style:font-name="Liberation Serif" fo:font-size="12pt" fo:letter-spacing="normal" fo:font-style="normal" fo:font-weight="normal" officeooo:rsid="00bbcdd0" style:font-size-asian="12pt" style:font-size-complex="12pt"/>
    </style:style>
    <style:style style:name="T9" style:family="text">
      <style:text-properties fo:font-variant="normal" fo:text-transform="none" fo:color="#19232d" style:font-name="Liberation Serif" fo:font-size="12pt" fo:letter-spacing="normal" fo:font-style="normal" fo:font-weight="normal" officeooo:rsid="00f9e004" style:font-size-asian="12pt" style:font-size-complex="12pt"/>
    </style:style>
    <style:style style:name="T10" style:family="text">
      <style:text-properties fo:font-variant="normal" fo:text-transform="none" fo:color="#19232d" style:font-name="Liberation Serif" fo:font-size="12pt" fo:letter-spacing="normal" fo:font-style="normal" fo:font-weight="normal" officeooo:rsid="00f0cd16" style:font-size-asian="12pt" style:font-style-asian="normal" style:font-size-complex="12pt" style:font-style-complex="normal"/>
    </style:style>
    <style:style style:name="T11" style:family="text">
      <style:text-properties fo:font-variant="normal" fo:text-transform="none" fo:color="#19232d" style:font-name="Liberation Serif" fo:font-size="12pt" fo:letter-spacing="normal" fo:font-style="normal" fo:font-weight="normal" officeooo:rsid="00f3643e" style:font-size-asian="12pt" style:font-style-asian="normal" style:font-size-complex="12pt" style:font-style-complex="normal"/>
    </style:style>
    <style:style style:name="T12" style:family="text">
      <style:text-properties fo:font-variant="normal" fo:text-transform="none" fo:color="#19232d" style:font-name="Liberation Serif" fo:font-size="12pt" fo:letter-spacing="normal" fo:font-style="normal" fo:font-weight="normal" officeooo:rsid="00f9e004" style:font-size-asian="12pt" style:font-style-asian="normal" style:font-size-complex="12pt" style:font-style-complex="normal"/>
    </style:style>
    <style:style style:name="T13" style:family="text">
      <style:text-properties fo:font-variant="normal" fo:text-transform="none" fo:color="#19232d" style:font-name="Liberation Serif" fo:font-size="12pt" fo:letter-spacing="normal" fo:font-style="normal" fo:font-weight="normal" officeooo:rsid="00937a03" style:font-size-asian="12pt" style:font-style-asian="normal" style:font-size-complex="12pt" style:font-style-complex="normal"/>
    </style:style>
    <style:style style:name="T14" style:family="text">
      <style:text-properties fo:font-variant="normal" fo:text-transform="none" fo:color="#19232d" style:font-name="Liberation Serif" fo:font-size="12pt" fo:letter-spacing="normal" fo:font-style="normal" fo:font-weight="normal" officeooo:rsid="00b9b8a3" style:font-size-asian="12pt" style:font-style-asian="normal" style:font-size-complex="12pt" style:font-style-complex="normal"/>
    </style:style>
    <style:style style:name="T15" style:family="text">
      <style:text-properties fo:font-variant="normal" fo:text-transform="none" fo:color="#19232d" style:font-name="Liberation Serif" fo:font-size="12pt" fo:letter-spacing="normal" fo:font-style="normal" fo:font-weight="normal" officeooo:rsid="00bb0ee1" style:font-size-asian="12pt" style:font-style-asian="normal" style:font-size-complex="12pt" style:font-style-complex="normal"/>
    </style:style>
    <style:style style:name="T16" style:family="text">
      <style:text-properties fo:font-variant="normal" fo:text-transform="none" fo:color="#19232d" style:font-name="Liberation Serif" fo:font-size="12pt" fo:letter-spacing="normal" fo:font-style="normal" fo:font-weight="normal" officeooo:rsid="00bbcdd0" style:font-size-asian="12pt" style:font-style-asian="normal" style:font-size-complex="12pt" style:font-style-complex="normal"/>
    </style:style>
    <style:style style:name="T17" style:family="text">
      <style:text-properties fo:font-variant="normal" fo:text-transform="none" fo:color="#19232d" style:font-name="Liberation Serif" fo:font-size="12pt" fo:letter-spacing="normal" fo:font-style="normal" fo:font-weight="normal" officeooo:rsid="009b4af6" style:font-size-asian="12pt" style:font-style-asian="normal" style:font-size-complex="12pt" style:font-style-complex="normal"/>
    </style:style>
    <style:style style:name="T18" style:family="text">
      <style:text-properties fo:font-variant="normal" fo:text-transform="none" fo:color="#19232d" style:font-name="Liberation Serif" fo:font-size="12pt" fo:letter-spacing="normal" fo:font-style="italic" fo:font-weight="normal" officeooo:rsid="00f0cd16" style:font-size-asian="12pt" style:font-style-asian="italic" style:font-size-complex="12pt" style:font-style-complex="italic"/>
    </style:style>
    <style:style style:name="T19" style:family="text">
      <style:text-properties fo:font-variant="normal" fo:text-transform="none" fo:color="#333333" style:font-name="Liberation Serif" fo:letter-spacing="normal" fo:font-style="normal" fo:font-weight="normal" officeooo:rsid="0092be2a" fo:background-color="transparent" loext:char-shading-value="0" style:font-weight-asian="normal" style:font-weight-complex="normal"/>
    </style:style>
    <style:style style:name="T20" style:family="text">
      <style:text-properties fo:font-variant="normal" fo:text-transform="none" fo:color="#333333" style:font-name="Liberation Serif" fo:letter-spacing="normal" fo:font-style="normal" fo:font-weight="normal" officeooo:rsid="00fee39f" fo:background-color="transparent" loext:char-shading-value="0" style:font-weight-asian="normal" style:font-weight-complex="normal"/>
    </style:style>
    <style:style style:name="T21" style:family="text">
      <style:text-properties fo:font-variant="normal" fo:text-transform="none" fo:color="#333333" style:font-name="Liberation Serif" fo:letter-spacing="normal" fo:font-style="normal" fo:font-weight="normal" officeooo:rsid="009139b0" fo:background-color="transparent" loext:char-shading-value="0" style:font-weight-asian="normal" style:font-weight-complex="normal"/>
    </style:style>
    <style:style style:name="T22" style:family="text">
      <style:text-properties fo:font-variant="normal" fo:text-transform="none" style:font-name="Monaco" fo:font-size="8.44999980926514pt" fo:letter-spacing="normal" fo:font-style="normal" fo:font-weight="normal"/>
    </style:style>
    <style:style style:name="T23" style:family="text">
      <style:text-properties fo:font-variant="normal" fo:text-transform="none" style:font-name="Monaco" fo:font-size="8.44999980926514pt" fo:letter-spacing="normal" fo:font-style="normal" fo:font-weight="normal" officeooo:rsid="01699e85"/>
    </style:style>
    <style:style style:name="T24" style:family="text">
      <style:text-properties fo:font-variant="normal" fo:text-transform="none" style:font-name="Monaco" fo:font-size="8.44999980926514pt" fo:letter-spacing="normal" fo:font-style="normal" fo:font-weight="normal" officeooo:rsid="01b5e03c"/>
    </style:style>
    <style:style style:name="T25" style:family="text">
      <style:text-properties fo:font-variant="normal" fo:text-transform="none" style:font-name="Monaco" fo:font-size="8.44999980926514pt" fo:letter-spacing="normal" fo:font-style="normal" fo:font-weight="normal" officeooo:rsid="01bad384"/>
    </style:style>
    <style:style style:name="T26" style:family="text">
      <style:text-properties fo:font-variant="normal" fo:text-transform="none" style:font-name="Monaco" fo:font-size="8.44999980926514pt" fo:letter-spacing="normal" fo:font-style="normal" fo:font-weight="normal" officeooo:rsid="0133e75a"/>
    </style:style>
    <style:style style:name="T27" style:family="text">
      <style:text-properties fo:font-variant="normal" fo:text-transform="none" fo:letter-spacing="normal"/>
    </style:style>
    <style:style style:name="T28" style:family="text">
      <style:text-properties fo:font-variant="normal" fo:text-transform="none" style:font-name="Arial" fo:font-size="12pt" fo:letter-spacing="normal" fo:font-style="normal" fo:font-weight="normal" style:font-size-asian="12pt" style:font-size-complex="12pt"/>
    </style:style>
    <style:style style:name="T29" style:family="text">
      <style:text-properties fo:font-variant="normal" fo:text-transform="none" style:font-name="Arial" fo:font-size="12pt" fo:letter-spacing="normal" fo:font-style="normal" fo:font-weight="normal" officeooo:rsid="01b5e03c" style:font-size-asian="12pt" style:font-size-complex="12pt"/>
    </style:style>
    <style:style style:name="T30" style:family="text">
      <style:text-properties fo:font-variant="normal" fo:text-transform="none" style:font-name="Arial" fo:font-size="12pt" fo:letter-spacing="normal" fo:font-style="normal" fo:font-weight="normal" officeooo:rsid="00f88dae" style:font-size-asian="12pt" style:font-size-complex="12pt"/>
    </style:style>
    <style:style style:name="T31" style:family="text">
      <style:text-properties fo:font-variant="normal" fo:text-transform="none" style:font-name="Arial" fo:font-size="12pt" fo:letter-spacing="normal" fo:font-style="normal" fo:font-weight="normal" officeooo:rsid="0169b4f8" style:font-size-asian="12pt" style:font-size-complex="12pt"/>
    </style:style>
    <style:style style:name="T32" style:family="text">
      <style:text-properties fo:font-variant="normal" fo:text-transform="none" fo:color="#0000ff" style:font-name="SFMono-Regular" fo:font-size="9pt" fo:letter-spacing="normal" fo:font-style="normal" fo:font-weight="normal"/>
    </style:style>
    <style:style style:name="T33" style:family="text">
      <style:text-properties style:text-position="super 58%"/>
    </style:style>
    <style:style style:name="T34" style:family="text">
      <style:text-properties style:text-position="super 58%" officeooo:rsid="013d7e2f"/>
    </style:style>
    <style:style style:name="T35" style:family="text">
      <style:text-properties style:text-position="super 58%" officeooo:rsid="013f5a79"/>
    </style:style>
    <style:style style:name="T36" style:family="text">
      <style:text-properties officeooo:rsid="0049ab07"/>
    </style:style>
    <style:style style:name="T37" style:family="text">
      <style:text-properties officeooo:rsid="005e5980"/>
    </style:style>
    <style:style style:name="T38" style:family="text">
      <style:text-properties officeooo:rsid="001ab970"/>
    </style:style>
    <style:style style:name="T39" style:family="text">
      <style:text-properties fo:font-style="normal" style:font-style-asian="normal" style:font-style-complex="normal"/>
    </style:style>
    <style:style style:name="T40" style:family="text">
      <style:text-properties fo:font-style="normal" officeooo:rsid="005e5980" style:font-style-asian="normal" style:font-style-complex="normal"/>
    </style:style>
    <style:style style:name="T41" style:family="text">
      <style:text-properties fo:font-style="normal" officeooo:rsid="00be7c3a" style:font-style-asian="normal" style:font-style-complex="normal"/>
    </style:style>
    <style:style style:name="T42" style:family="text">
      <style:text-properties fo:font-style="normal" officeooo:rsid="00e7b1ef" style:font-style-asian="normal" style:font-style-complex="normal"/>
    </style:style>
    <style:style style:name="T43" style:family="text">
      <style:text-properties fo:font-style="normal" officeooo:rsid="00f0cd16" style:font-style-asian="normal" style:font-style-complex="normal"/>
    </style:style>
    <style:style style:name="T44" style:family="text">
      <style:text-properties fo:font-style="normal" officeooo:rsid="011eb530" style:font-style-asian="normal" style:font-style-complex="normal"/>
    </style:style>
    <style:style style:name="T45" style:family="text">
      <style:text-properties fo:font-weight="normal" officeooo:rsid="006b87cd" style:font-weight-asian="normal" style:font-weight-complex="normal"/>
    </style:style>
    <style:style style:name="T46" style:family="text">
      <style:text-properties fo:font-weight="normal" officeooo:rsid="009c371f" style:font-weight-asian="normal" style:font-weight-complex="normal"/>
    </style:style>
    <style:style style:name="T47" style:family="text">
      <style:text-properties fo:font-weight="bold" style:font-weight-asian="bold" style:font-weight-complex="bold"/>
    </style:style>
    <style:style style:name="T48" style:family="text">
      <style:text-properties fo:font-weight="bold" officeooo:rsid="006b6dd4" style:font-weight-asian="bold" style:font-weight-complex="bold"/>
    </style:style>
    <style:style style:name="T49" style:family="text">
      <style:text-properties fo:font-weight="bold" officeooo:rsid="006b87cd" style:font-weight-asian="bold" style:font-weight-complex="bold"/>
    </style:style>
    <style:style style:name="T50" style:family="text">
      <style:text-properties fo:color="#0000cc"/>
    </style:style>
    <style:style style:name="T51" style:family="text">
      <style:text-properties fo:color="#0000cc" officeooo:rsid="006b87cd"/>
    </style:style>
    <style:style style:name="T52" style:family="text">
      <style:text-properties fo:color="#0000cc" style:font-name="monospace"/>
    </style:style>
    <style:style style:name="T53" style:family="text">
      <style:text-properties fo:color="#0000cc" style:font-name="monospace" fo:font-size="8pt" style:font-size-asian="8pt" style:font-size-complex="8pt"/>
    </style:style>
    <style:style style:name="T54" style:family="text">
      <style:text-properties fo:color="#0000cc" fo:background-color="#ffffff" loext:char-shading-value="0"/>
    </style:style>
    <style:style style:name="T55" style:family="text">
      <style:text-properties fo:color="#0000cc" officeooo:rsid="013d7e2f" fo:background-color="#ffffff" loext:char-shading-value="0"/>
    </style:style>
    <style:style style:name="T56" style:family="text">
      <style:text-properties fo:color="#0000cc" officeooo:rsid="0112f2a5"/>
    </style:style>
    <style:style style:name="T57" style:family="text">
      <style:text-properties fo:color="#0000cc" officeooo:rsid="013d7e2f"/>
    </style:style>
    <style:style style:name="T58" style:family="text">
      <style:text-properties officeooo:rsid="0062c378"/>
    </style:style>
    <style:style style:name="T59" style:family="text">
      <style:text-properties officeooo:rsid="006b6dd4"/>
    </style:style>
    <style:style style:name="T60" style:family="text">
      <style:text-properties officeooo:rsid="006b87cd"/>
    </style:style>
    <style:style style:name="T61" style:family="text">
      <style:text-properties officeooo:rsid="006bc30e"/>
    </style:style>
    <style:style style:name="T62" style:family="text">
      <style:text-properties officeooo:rsid="006fcfd3"/>
    </style:style>
    <style:style style:name="T63" style:family="text">
      <style:text-properties officeooo:rsid="006e4431"/>
    </style:style>
    <style:style style:name="T64" style:family="text">
      <style:text-properties officeooo:rsid="007850ee"/>
    </style:style>
    <style:style style:name="T65" style:family="text">
      <style:text-properties officeooo:rsid="0081a5b2"/>
    </style:style>
    <style:style style:name="T66" style:family="text">
      <style:text-properties fo:background-color="transparent" loext:char-shading-value="0"/>
    </style:style>
    <style:style style:name="T67" style:family="text">
      <style:text-properties officeooo:rsid="006124e7" fo:background-color="transparent" loext:char-shading-value="0"/>
    </style:style>
    <style:style style:name="T68" style:family="text">
      <style:text-properties officeooo:rsid="009139b0" fo:background-color="transparent" loext:char-shading-value="0"/>
    </style:style>
    <style:style style:name="T69" style:family="text">
      <style:text-properties officeooo:rsid="0092be2a" fo:background-color="transparent" loext:char-shading-value="0"/>
    </style:style>
    <style:style style:name="T70" style:family="text">
      <style:text-properties officeooo:rsid="00ff0921" fo:background-color="transparent" loext:char-shading-value="0"/>
    </style:style>
    <style:style style:name="T71" style:family="text">
      <style:text-properties officeooo:rsid="00fee39f" fo:background-color="transparent" loext:char-shading-value="0"/>
    </style:style>
    <style:style style:name="T72" style:family="text">
      <style:text-properties officeooo:rsid="00ff22af" fo:background-color="transparent" loext:char-shading-value="0"/>
    </style:style>
    <style:style style:name="T73" style:family="text">
      <style:text-properties officeooo:rsid="010374e4" fo:background-color="transparent" loext:char-shading-value="0"/>
    </style:style>
    <style:style style:name="T74" style:family="text">
      <style:text-properties officeooo:rsid="01079bc3" fo:background-color="transparent" loext:char-shading-value="0"/>
    </style:style>
    <style:style style:name="T75" style:family="text">
      <style:text-properties officeooo:rsid="008e018e" fo:background-color="transparent" loext:char-shading-value="0"/>
    </style:style>
    <style:style style:name="T76" style:family="text">
      <style:text-properties officeooo:rsid="00937a03"/>
    </style:style>
    <style:style style:name="T77" style:family="text">
      <style:text-properties fo:color="#339966" style:font-name="monospace"/>
    </style:style>
    <style:style style:name="T78" style:family="text">
      <style:text-properties fo:color="#339966" style:font-name="monospace" fo:font-size="8pt" style:font-size-asian="8pt" style:font-size-complex="8pt"/>
    </style:style>
    <style:style style:name="T79" style:family="text">
      <style:text-properties fo:color="#339966" style:font-name="monospace" fo:font-size="8pt" fo:background-color="#ffffff" loext:char-shading-value="0" style:font-size-asian="8pt" style:font-size-complex="8pt"/>
    </style:style>
    <style:style style:name="T80" style:family="text">
      <style:text-properties fo:color="#339966" style:font-name="monospace" style:font-size-asian="10.5pt"/>
    </style:style>
    <style:style style:name="T81" style:family="text">
      <style:text-properties officeooo:rsid="0098a14c"/>
    </style:style>
    <style:style style:name="T82" style:family="text">
      <style:text-properties officeooo:rsid="009b4af6"/>
    </style:style>
    <style:style style:name="T83" style:family="text">
      <style:text-properties fo:color="#000000"/>
    </style:style>
    <style:style style:name="T84" style:family="text">
      <style:text-properties fo:color="#000000" officeooo:rsid="00f0cd16"/>
    </style:style>
    <style:style style:name="T85" style:family="text">
      <style:text-properties fo:color="#000000" officeooo:rsid="01017509"/>
    </style:style>
    <style:style style:name="T86" style:family="text">
      <style:text-properties fo:color="#000000" officeooo:rsid="01079bc3"/>
    </style:style>
    <style:style style:name="T87" style:family="text">
      <style:text-properties fo:color="#000000" officeooo:rsid="010bcdda"/>
    </style:style>
    <style:style style:name="T88" style:family="text">
      <style:text-properties fo:color="#000000" officeooo:rsid="0110be38"/>
    </style:style>
    <style:style style:name="T89" style:family="text">
      <style:text-properties fo:color="#000000" officeooo:rsid="010374e4"/>
    </style:style>
    <style:style style:name="T90" style:family="text">
      <style:text-properties fo:color="#000000" officeooo:rsid="011b56e0"/>
    </style:style>
    <style:style style:name="T91" style:family="text">
      <style:text-properties fo:color="#000000" fo:font-style="normal" style:font-style-asian="normal" style:font-style-complex="normal"/>
    </style:style>
    <style:style style:name="T92" style:family="text">
      <style:text-properties fo:color="#000000" officeooo:rsid="01002af7"/>
    </style:style>
    <style:style style:name="T93" style:family="text">
      <style:text-properties fo:color="#000000" officeooo:rsid="0133e75a"/>
    </style:style>
    <style:style style:name="T94" style:family="text">
      <style:text-properties officeooo:rsid="00abacf4"/>
    </style:style>
    <style:style style:name="T95" style:family="text">
      <style:text-properties officeooo:rsid="00c59a62"/>
    </style:style>
    <style:style style:name="T96" style:family="text">
      <style:text-properties officeooo:rsid="00cccdbc"/>
    </style:style>
    <style:style style:name="T97" style:family="text">
      <style:text-properties officeooo:rsid="00ce246b"/>
    </style:style>
    <style:style style:name="T98" style:family="text">
      <style:text-properties officeooo:rsid="00d2a130"/>
    </style:style>
    <style:style style:name="T99" style:family="text">
      <style:text-properties officeooo:rsid="00d57432"/>
    </style:style>
    <style:style style:name="T100" style:family="text">
      <style:text-properties fo:color="#0000ff" officeooo:rsid="01079bc3"/>
    </style:style>
    <style:style style:name="T101" style:family="text">
      <style:text-properties officeooo:rsid="00e7b1ef"/>
    </style:style>
    <style:style style:name="T102" style:family="text">
      <style:text-properties officeooo:rsid="00ed5d51"/>
    </style:style>
    <style:style style:name="T103" style:family="text">
      <style:text-properties officeooo:rsid="00eec2ea"/>
    </style:style>
    <style:style style:name="T104" style:family="text">
      <style:text-properties officeooo:rsid="00eedb0b"/>
    </style:style>
    <style:style style:name="T105" style:family="text">
      <style:text-properties officeooo:rsid="01b573c2"/>
    </style:style>
    <style:style style:name="T106" style:family="text">
      <style:text-properties officeooo:rsid="00f358aa"/>
    </style:style>
    <style:style style:name="T107" style:family="text">
      <style:text-properties officeooo:rsid="00f50975"/>
    </style:style>
    <style:style style:name="T108" style:family="text">
      <style:text-properties officeooo:rsid="00f87ce5"/>
    </style:style>
    <style:style style:name="T109" style:family="text">
      <style:text-properties officeooo:rsid="01b5e03c"/>
    </style:style>
    <style:style style:name="T110" style:family="text">
      <style:text-properties style:font-name="Arial" fo:font-size="12pt" style:font-size-asian="12pt" style:font-size-complex="12pt"/>
    </style:style>
    <style:style style:name="T111" style:family="text">
      <style:text-properties officeooo:rsid="00f9e004"/>
    </style:style>
    <style:style style:name="T112" style:family="text">
      <style:text-properties officeooo:rsid="0105ad30"/>
    </style:style>
    <style:style style:name="T113" style:family="text">
      <style:text-properties officeooo:rsid="01079bc3"/>
    </style:style>
    <style:style style:name="T114" style:family="text">
      <style:text-properties officeooo:rsid="010d010d"/>
    </style:style>
    <style:style style:name="T115" style:family="text">
      <style:text-properties officeooo:rsid="010f1a2d"/>
    </style:style>
    <style:style style:name="T116" style:family="text">
      <style:text-properties officeooo:rsid="0112f2a5"/>
    </style:style>
    <style:style style:name="T117" style:family="text">
      <style:text-properties fo:background-color="#ffffff" loext:char-shading-value="0"/>
    </style:style>
    <style:style style:name="T118" style:family="text">
      <style:text-properties officeooo:rsid="0112f2a5" fo:background-color="#ffffff" loext:char-shading-value="0"/>
    </style:style>
    <style:style style:name="T119" style:family="text">
      <style:text-properties officeooo:rsid="0116194b"/>
    </style:style>
    <style:style style:name="T120" style:family="text">
      <style:text-properties officeooo:rsid="011a55d5"/>
    </style:style>
    <style:style style:name="T121" style:family="text">
      <style:text-properties officeooo:rsid="011b56e0"/>
    </style:style>
    <style:style style:name="T122" style:family="text">
      <style:text-properties officeooo:rsid="011eb530"/>
    </style:style>
    <style:style style:name="T123" style:family="text">
      <style:text-properties officeooo:rsid="01230079"/>
    </style:style>
    <style:style style:name="T124" style:family="text">
      <style:text-properties officeooo:rsid="0129f76b"/>
    </style:style>
    <style:style style:name="T125" style:family="text">
      <style:text-properties officeooo:rsid="012cdc79"/>
    </style:style>
    <style:style style:name="T126" style:family="text">
      <style:text-properties officeooo:rsid="01304b80"/>
    </style:style>
    <style:style style:name="T127" style:family="text">
      <style:text-properties officeooo:rsid="01323da4"/>
    </style:style>
    <style:style style:name="T128" style:family="text">
      <style:text-properties officeooo:rsid="01393a7d"/>
    </style:style>
    <style:style style:name="T129" style:family="text">
      <style:text-properties officeooo:rsid="013a68db"/>
    </style:style>
    <style:style style:name="T130" style:family="text">
      <style:text-properties officeooo:rsid="013ba9a6"/>
    </style:style>
    <style:style style:name="T131" style:family="text">
      <style:text-properties officeooo:rsid="013d7e2f"/>
    </style:style>
    <style:style style:name="T132" style:family="text">
      <style:text-properties officeooo:rsid="013f5a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39"><text:tab/>WIMBORNE MODEL TOWN</text:p>
      <text:p text:style-name="P76">DEVELOPMENT</text:p>
      <text:p text:style-name="P77">RIVER SYSTEM: INSTALLATION SPECIFICATION</text:p>
      <text:p text:style-name="P75">Issue <text:span text:style-name="T103">0.5</text:span></text:p>
      <text:p text:style-name="P73"><text:span text:style-name="T131">2</text:span><text:span text:style-name="T35">3rd</text:span><text:span text:style-name="T35"> </text:span><text:span text:style-name="T131">Aug </text:span>201<text:span text:style-name="T107">9</text:span></text:p>
      <text:p text:style-name="P72"/>
      <text:p text:style-name="P12"/>
      <text:p text:style-name="P12"/>
      <text:p text:style-name="P12"/>
      <text:p text:style-name="P12"/>
      <text:p text:style-name="P12"/>
      <text:p text:style-name="P12"><draw:frame draw:style-name="fr1" draw:name="Image6" text:anchor-type="paragraph" svg:x="7.636cm" svg:y="0.87cm" svg:width="1.729cm" svg:height="1.729cm" draw:z-index="0"><draw:image xlink:href="Pictures/100002010000004000000040BE6D4F87414076A5.png" xlink:type="simple" xlink:show="embed" xlink:actuate="onLoad" loext:mime-type="image/png"/></draw:frame></text:p>
      <text:p text:style-name="P12"/>
      <text:p text:style-name="P11"/>
      <text:p text:style-name="P11"/>
      <text:p text:style-name="P11">This work is licensed under the Creative Commons Attribution-NonCommercial-ShareAlike 4.0 International License. To view a copy of this license, visit http://creativecommons.org/licenses/by-nc-sa/4.0/.</text:p>
      <text:p text:style-name="P74"/>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4"><text:a xlink:type="simple" xlink:href="#__RefHeading___Toc121_2006520353" text:style-name="Index_20_Link" text:visited-style-name="Index_20_Link">1 <text:s text:c="2"/>INTRODUCTION<text:tab/>4</text:a></text:p>
          <text:p text:style-name="P135"><text:tab/><text:a xlink:type="simple" xlink:href="#__RefHeading___Toc1377_770600052" text:style-name="Index_20_Link" text:visited-style-name="Index_20_Link">1.1 <text:s text:c="2"/>Development Documents<text:tab/>4</text:a></text:p>
          <text:p text:style-name="P135"><text:tab/><text:a xlink:type="simple" xlink:href="#__RefHeading___Toc1379_770600052" text:style-name="Index_20_Link" text:visited-style-name="Index_20_Link">1.2 <text:s text:c="2"/>Referenced Documents and Resources<text:tab/>4</text:a></text:p>
          <text:p text:style-name="P134"><text:a xlink:type="simple" xlink:href="#__RefHeading___Toc1094_766398450" text:style-name="Index_20_Link" text:visited-style-name="Index_20_Link">2 <text:s text:c="2"/>ABBREVIATIONS<text:tab/>5</text:a></text:p>
          <text:p text:style-name="P134"><text:a xlink:type="simple" xlink:href="#__RefHeading___Toc3053_1846118659" text:style-name="Index_20_Link" text:visited-style-name="Index_20_Link">3 <text:s text:c="2"/>PROJECT ARCHIVES<text:tab/>5</text:a></text:p>
          <text:p text:style-name="P134"><text:a xlink:type="simple" xlink:href="#__RefHeading___Toc2665_3736940938" text:style-name="Index_20_Link" text:visited-style-name="Index_20_Link">4 <text:s text:c="2"/>SYSTEM FUNCTIONS<text:tab/>6</text:a></text:p>
          <text:p text:style-name="P135"><text:tab/><text:a xlink:type="simple" xlink:href="#__RefHeading___Toc2667_3736940938" text:style-name="Index_20_Link" text:visited-style-name="Index_20_Link">4.1 <text:s text:c="2"/>Hardware<text:tab/>6</text:a></text:p>
          <text:p text:style-name="P136"><text:a xlink:type="simple" xlink:href="#__RefHeading___Toc123_2006520353" text:style-name="Index_20_Link" text:visited-style-name="Index_20_Link">4.1.1 <text:s text:c="2"/>Installation<text:tab/>6</text:a></text:p>
          <text:p text:style-name="P136"><text:a xlink:type="simple" xlink:href="#__RefHeading___Toc3769_590468097" text:style-name="Index_20_Link" text:visited-style-name="Index_20_Link">4.1.2 <text:s text:c="2"/>Electrostatic Sensitive Devices<text:tab/>6</text:a></text:p>
          <text:p text:style-name="P136"><text:a xlink:type="simple" xlink:href="#__RefHeading___Toc2669_3736940938" text:style-name="Index_20_Link" text:visited-style-name="Index_20_Link">4.1.3 <text:s text:c="2"/>Hardware Environment<text:tab/>6</text:a></text:p>
          <text:p text:style-name="P136"><text:a xlink:type="simple" xlink:href="#__RefHeading___Toc7646_1301905370" text:style-name="Index_20_Link" text:visited-style-name="Index_20_Link">4.1.4 <text:s text:c="2"/>System Layout<text:tab/>6</text:a></text:p>
          <text:p text:style-name="P135"><text:tab/><text:a xlink:type="simple" xlink:href="#__RefHeading___Toc2671_3736940938" text:style-name="Index_20_Link" text:visited-style-name="Index_20_Link">4.2 <text:s text:c="2"/>Software<text:tab/>7</text:a></text:p>
          <text:p text:style-name="P136"><text:a xlink:type="simple" xlink:href="#__RefHeading___Toc3065_1846118659" text:style-name="Index_20_Link" text:visited-style-name="Index_20_Link">4.2.1 <text:s text:c="2"/>Software Environment<text:tab/>7</text:a></text:p>
          <text:p text:style-name="P136"><text:a xlink:type="simple" xlink:href="#__RefHeading___Toc2673_3736940938" text:style-name="Index_20_Link" text:visited-style-name="Index_20_Link">4.2.2 <text:s text:c="2"/>Development Tools<text:tab/>7</text:a></text:p>
          <text:p text:style-name="P135"><text:tab/><text:a xlink:type="simple" xlink:href="#__RefHeading___Toc2675_3736940938" text:style-name="Index_20_Link" text:visited-style-name="Index_20_Link">4.3 <text:s text:c="2"/>Detailed Description Of Software Functions<text:tab/>7</text:a></text:p>
          <text:p text:style-name="P136"><text:a xlink:type="simple" xlink:href="#__RefHeading___Toc1403_770600052" text:style-name="Index_20_Link" text:visited-style-name="Index_20_Link">4.3.1 <text:s text:c="2"/>General<text:tab/>7</text:a></text:p>
          <text:p text:style-name="P135"><text:tab/><text:a xlink:type="simple" xlink:href="#__RefHeading___Toc3073_1846118659" text:style-name="Index_20_Link" text:visited-style-name="Index_20_Link">4.4 <text:s text:c="2"/>Deployment<text:tab/>7</text:a></text:p>
          <text:p text:style-name="P136"><text:a xlink:type="simple" xlink:href="#__RefHeading___Toc3075_1846118659" text:style-name="Index_20_Link" text:visited-style-name="Index_20_Link">4.4.1 <text:s text:c="2"/>Software Environment<text:tab/>7</text:a></text:p>
          <text:p text:style-name="P138"><text:a xlink:type="simple" xlink:href="#__RefHeading___Toc9853_3975287069" text:style-name="Index_20_Link" text:visited-style-name="Index_20_Link">4.4.1.1 <text:s text:c="2"/>Prepare the Basic Installation<text:tab/>8</text:a></text:p>
          <text:p text:style-name="P137"><text:a xlink:type="simple" xlink:href="#__RefHeading___Toc9855_3975287069" text:style-name="Index_20_Link" text:visited-style-name="Index_20_Link">4.4.1.1.1 <text:s text:c="2"/>Initial Setup<text:tab/>8</text:a></text:p>
          <text:p text:style-name="P137"><text:a xlink:type="simple" xlink:href="#__RefHeading___Toc9857_3975287069" text:style-name="Index_20_Link" text:visited-style-name="Index_20_Link">4.4.1.1.2 <text:s text:c="2"/>Common Software Installation<text:tab/>9</text:a></text:p>
          <text:p text:style-name="P136"><text:a xlink:type="simple" xlink:href="#__RefHeading___Toc9861_3975287069" text:style-name="Index_20_Link" text:visited-style-name="Index_20_Link">4.4.2 <text:s text:c="2"/>Prepare SD Cards for Specific Pis<text:tab/>9</text:a></text:p>
          <text:p text:style-name="P138"><text:a xlink:type="simple" xlink:href="#__RefHeading___Toc1649_2246724683" text:style-name="Index_20_Link" text:visited-style-name="Index_20_Link">4.4.2.1 <text:s text:c="2"/>Expand the SD Card<text:tab/>9</text:a></text:p>
          <text:p text:style-name="P138"><text:a xlink:type="simple" xlink:href="#__RefHeading___Toc1711_3589347010" text:style-name="Index_20_Link" text:visited-style-name="Index_20_Link">4.4.2.2 <text:s text:c="2"/>Additional Network Configuration<text:tab/>10</text:a></text:p>
          <text:p text:style-name="P138"><text:a xlink:type="simple" xlink:href="#__RefHeading___Toc1741_3685219605" text:style-name="Index_20_Link" text:visited-style-name="Index_20_Link"><text:s text:c="2"/>4.4.1.4.1 Setup a Static IP Address<text:tab/>10</text:a></text:p>
          <text:p text:style-name="P138"><text:a xlink:type="simple" xlink:href="#__RefHeading___Toc1743_3685219605" text:style-name="Index_20_Link" text:visited-style-name="Index_20_Link"><text:s text:c="2"/>To set a static IP address, enter a shell and type:<text:tab/>10</text:a></text:p>
          <text:p text:style-name="P138"><text:a xlink:type="simple" xlink:href="#__RefHeading___Toc1747_3685219605" text:style-name="Index_20_Link" text:visited-style-name="Index_20_Link"><text:s text:c="2"/>Save the changes (Crtl O, &lt;Enter&gt;, Ctrl X).<text:tab/>10</text:a></text:p>
          <text:p text:style-name="P138"><text:a xlink:type="simple" xlink:href="#__RefHeading___Toc1762_1921431363" text:style-name="Index_20_Link" text:visited-style-name="Index_20_Link">4.4.2.3 <text:s text:c="2"/>Setting the Hostname<text:tab/>10</text:a></text:p>
          <text:p text:style-name="P138"><text:a xlink:type="simple" xlink:href="#__RefHeading___Toc9865_3975287069" text:style-name="Index_20_Link" text:visited-style-name="Index_20_Link">4.4.2.4 <text:s text:c="2"/>Adding the Software Framework<text:tab/>10</text:a></text:p>
          <text:p text:style-name="P137"><text:a xlink:type="simple" xlink:href="#__RefHeading___Toc1715_3589347010" text:style-name="Index_20_Link" text:visited-style-name="Index_20_Link">4.4.2.4.1 <text:s text:c="2"/>Changes to Consider Before Adding the Software Framework<text:tab/>11</text:a></text:p>
          <text:p text:style-name="P136"><text:a xlink:type="simple" xlink:href="#__RefHeading___Toc4067_263565794" text:style-name="Index_20_Link" text:visited-style-name="Index_20_Link">4.4.3 <text:s text:c="2"/>Additional Sump Pi Configuration<text:tab/>11</text:a></text:p>
          <text:p text:style-name="P138"><text:a xlink:type="simple" xlink:href="#__RefHeading___Toc8555_3444733738" text:style-name="Index_20_Link" text:visited-style-name="Index_20_Link">4.4.3.1 <text:s text:c="2"/>Time Synchronisation<text:tab/>11</text:a></text:p>
          <text:p text:style-name="P138"><text:a xlink:type="simple" xlink:href="#__RefHeading___Toc1751_3685219605" text:style-name="Index_20_Link" text:visited-style-name="Index_20_Link">4.4.3.2 <text:s text:c="2"/>Installation and Configuration of Software Specific to SumpPi<text:tab/>12</text:a></text:p>
          <text:p text:style-name="P138"><text:a xlink:type="simple" xlink:href="#__RefHeading___Toc8557_3444733738" text:style-name="Index_20_Link" text:visited-style-name="Index_20_Link">4.4.3.3 <text:s text:c="2"/>Autostart of the Sump Pi Software<text:tab/>12</text:a></text:p>
          <text:p text:style-name="P136"><text:a xlink:type="simple" xlink:href="#__RefHeading___Toc8559_3444733738" text:style-name="Index_20_Link" text:visited-style-name="Index_20_Link">4.4.4 <text:s text:c="2"/>Butts Pi(s) Configuration<text:tab/>12</text:a></text:p>
          <text:p text:style-name="P138"><text:a xlink:type="simple" xlink:href="#__RefHeading___Toc3207_1846118659" text:style-name="Index_20_Link" text:visited-style-name="Index_20_Link">4.4.4.1 <text:s text:c="2"/>Autostart of the Butts Pi(s) Software<text:tab/>12</text:a></text:p>
          <text:p text:style-name="P136"><text:a xlink:type="simple" xlink:href="#__RefHeading___Toc8561_3444733738" text:style-name="Index_20_Link" text:visited-style-name="Index_20_Link">4.4.5 <text:s text:c="2"/>Gate Pi(s) Configuration<text:tab/>12</text:a></text:p>
          <text:p text:style-name="P138"><text:a xlink:type="simple" xlink:href="#__RefHeading___Toc3207_18461186591" text:style-name="Index_20_Link" text:visited-style-name="Index_20_Link">4.4.5.1 <text:s text:c="2"/>Autostart of the Gate Pi Software<text:tab/>12</text:a></text:p>
          <text:p text:style-name="P138"><text:a xlink:type="simple" xlink:href="#__RefHeading___Toc1764_1921431363" text:style-name="Index_20_Link" text:visited-style-name="Index_20_Link">4.4.5.2 <text:s text:c="2"/>Making the SD Card Read-Only<text:tab/>13</text:a></text:p>
          <text:p text:style-name="P134"><text:a xlink:type="simple" xlink:href="#__RefHeading___Toc8262_3736940938" text:style-name="Index_20_Link" text:visited-style-name="Index_20_Link">5 <text:s text:c="2"/></text:a><text:a xlink:type="simple" xlink:href="#__RefHeading___Toc8262_3736940938" text:style-name="Index_20_Link" text:visited-style-name="Index_20_Link"><text:span text:style-name="T39">GENERAL MAINTENANCE </text:span></text:a><text:a xlink:type="simple" xlink:href="#__RefHeading___Toc8262_3736940938" text:style-name="Index_20_Link" text:visited-style-name="Index_20_Link"><text:span text:style-name="T39">ACTIVITIES</text:span></text:a><text:a xlink:type="simple" xlink:href="#__RefHeading___Toc8262_3736940938" text:style-name="Index_20_Link" text:visited-style-name="Index_20_Link"><text:tab/>14</text:a></text:p>
          <text:p text:style-name="P135"><text:tab/><text:a xlink:type="simple" xlink:href="#__RefHeading___Toc3209_1846118659" text:style-name="Index_20_Link" text:visited-style-name="Index_20_Link">5.1 <text:s text:c="2"/>Backing Up and Restoring SD Cards<text:tab/>14</text:a></text:p>
          <text:p text:style-name="P136"><text:a xlink:type="simple" xlink:href="#__RefHeading___Toc1421_770600052" text:style-name="Index_20_Link" text:visited-style-name="Index_20_Link">5.1.1 <text:s text:c="2"/>Backing Up<text:tab/>14</text:a></text:p>
          <text:p text:style-name="P138"><text:soft-page-break/><text:a xlink:type="simple" xlink:href="#__RefHeading___Toc1423_770600052" text:style-name="Index_20_Link" text:visited-style-name="Index_20_Link">5.1.1.1 <text:s text:c="2"/>From Within Raspbian<text:tab/>14</text:a></text:p>
          <text:p text:style-name="P138"><text:a xlink:type="simple" xlink:href="#__RefHeading___Toc3211_1846118659" text:style-name="Index_20_Link" text:visited-style-name="Index_20_Link">5.1.1.2 <text:s text:c="2"/>From a Linux Computer<text:tab/>14</text:a></text:p>
          <text:p text:style-name="P137"><text:a xlink:type="simple" xlink:href="#__RefHeading___Toc1425_770600052" text:style-name="Index_20_Link" text:visited-style-name="Index_20_Link">5.1.1.2.1 <text:s text:c="2"/>Identify the Device<text:tab/>14</text:a></text:p>
          <text:p text:style-name="P137"><text:a xlink:type="simple" xlink:href="#__RefHeading___Toc3213_1846118659" text:style-name="Index_20_Link" text:visited-style-name="Index_20_Link">5.1.1.2.2 <text:s text:c="2"/>Writing an Image<text:tab/>15</text:a></text:p>
          <text:p text:style-name="P136"><text:a xlink:type="simple" xlink:href="#__RefHeading___Toc3215_1846118659" text:style-name="Index_20_Link" text:visited-style-name="Index_20_Link">5.1.2 <text:s text:c="2"/>Restoring<text:tab/>15</text:a></text:p>
          <text:p text:style-name="P138"><text:a xlink:type="simple" xlink:href="#__RefHeading___Toc1427_770600052" text:style-name="Index_20_Link" text:visited-style-name="Index_20_Link">5.1.2.1 <text:s text:c="2"/>Using Etcher<text:tab/>15</text:a></text:p>
          <text:p text:style-name="P138"><text:a xlink:type="simple" xlink:href="#__RefHeading___Toc1429_770600052" text:style-name="Index_20_Link" text:visited-style-name="Index_20_Link">5.1.2.2 <text:s text:c="2"/>From a Linux Computer<text:tab/>15</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33">Table 1.1: Related Documents - Development<text:tab/>4</text:p>
          <text:p text:style-name="P133">Table 1.2: Related Documents -River System Project<text:tab/>4</text:p>
        </text:index-body>
      </text:table-index>
      <text:p text:style-name="Text_20_body"><text:bookmark-start text:name="__RefHeading___Toc1092_766398450"/><text:bookmark-end text:name="__RefHeading___Toc1092_766398450"/></text:p>
      <text:h text:style-name="P155" text:outline-level="1"><text:bookmark-start text:name="__RefHeading___Toc121_2006520353"/>INTRODUCTION<text:bookmark-end text:name="__RefHeading___Toc121_2006520353"/></text:h>
      <text:p text:style-name="P5">This <text:span text:style-name="T37">specification</text:span> <text:span text:style-name="T36">provides information for future developers of the River Control System at Wimborne Model Town</text:span>.</text:p>
      <text:p text:style-name="P8"><text:span text:style-name="T36">Where possible, the system has been designed to be as easy as possible to operate, maintain and upgrade</text:span>.</text:p>
      <text:p text:style-name="P17"><text:span text:style-name="T40">This document should be read in conjunction with the </text:span><text:span text:style-name="T42">Design Specification and the </text:span><text:span text:style-name="T40">User Manual</text:span><text:span text:style-name="T39">.</text:span></text:p>
      <text:h text:style-name="P158" text:outline-level="2"><text:bookmark-start text:name="__RefHeading___Toc1377_770600052"/>Development Documents<text:bookmark-end text:name="__RefHeading___Toc1377_770600052"/></text:h>
      <text:p text:style-name="P6"><text:span text:style-name="T38">The following documents were generated as part of this development</text:span>.</text:p>
      <text:p text:style-name="Table">Table <text:sequence text:ref-name="refTable0" text:name="Table" text:formula="ooow:Table+1" style:num-format="1">1.1</text:sequence>: Related Documents - <text:span text:style-name="T102">Development</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2">No</text:p>
          </table:table-cell>
          <table:table-cell table:style-name="Table10.A1" office:value-type="string">
            <text:p text:style-name="P95">Document</text:p>
          </table:table-cell>
          <table:table-cell table:style-name="Table10.C1" office:value-type="string">
            <text:p text:style-name="P91">Iss</text:p>
          </table:table-cell>
        </table:table-row>
        <table:table-row>
          <table:table-cell table:style-name="Table10.A2" office:value-type="string">
            <text:p text:style-name="P83">1</text:p>
          </table:table-cell>
          <table:table-cell table:style-name="Table10.A2" office:value-type="string">
            <text:p text:style-name="P84">Wimborne Model Town – <text:span text:style-name="T103">River System</text:span> - Requirements</text:p>
          </table:table-cell>
          <table:table-cell table:style-name="Table10.C2" office:value-type="string">
            <text:p text:style-name="P89">?</text:p>
          </table:table-cell>
        </table:table-row>
        <table:table-row>
          <table:table-cell table:style-name="Table10.A2" office:value-type="string">
            <text:p text:style-name="P82">2</text:p>
          </table:table-cell>
          <table:table-cell table:style-name="Table10.A2" office:value-type="string">
            <text:p text:style-name="P85">Wimborne Model Town – <text:span text:style-name="T103">River System</text:span> - <text:span text:style-name="T64">Design</text:span></text:p>
          </table:table-cell>
          <table:table-cell table:style-name="Table10.C2" office:value-type="string">
            <text:p text:style-name="P90">?</text:p>
          </table:table-cell>
        </table:table-row>
        <table:table-row>
          <table:table-cell table:style-name="Table10.A2" office:value-type="string">
            <text:p text:style-name="P87">3</text:p>
          </table:table-cell>
          <table:table-cell table:style-name="Table10.A2" office:value-type="string">
            <text:p text:style-name="P85">Wimborne Model Town – <text:span text:style-name="T103">River System</text:span> – <text:span text:style-name="T37">User Manual</text:span></text:p>
          </table:table-cell>
          <table:table-cell table:style-name="Table10.C2" office:value-type="string">
            <text:p text:style-name="P90">?</text:p>
          </table:table-cell>
        </table:table-row>
        <table:table-row>
          <table:table-cell table:style-name="Table10.A2" office:value-type="string">
            <text:p text:style-name="P88">4</text:p>
          </table:table-cell>
          <table:table-cell table:style-name="Table10.A2" office:value-type="string">
            <text:p text:style-name="P86">Wimborne Model Town – <text:span text:style-name="T103">River System</text:span> – <text:span text:style-name="T106">Software Design Specification</text:span></text:p>
          </table:table-cell>
          <table:table-cell table:style-name="Table10.C2" office:value-type="string">
            <text:p text:style-name="P90">?</text:p>
          </table:table-cell>
        </table:table-row>
      </table:table>
      <text:p text:style-name="Text_20_body"/>
      <text:h text:style-name="P158" text:outline-level="2"><text:bookmark-start text:name="__RefHeading___Toc1379_770600052"/>Referenced Documents and Resources<text:bookmark-end text:name="__RefHeading___Toc1379_770600052"/></text:h>
      <text:p text:style-name="P7"><text:span text:style-name="T38">The following documents and resources are useful for supporting development</text:span>.</text:p>
      <text:p text:style-name="P98">Table <text:sequence text:ref-name="refTable1" text:name="Table" text:formula="ooow:Table+1" style:num-format="1">1.2</text:sequence>: Related Documents -<text:span text:style-name="T96">River System Project</text:span></text:p>
      <text:p text:style-name="P97"/>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3">No</text:p>
            </table:table-cell>
            <table:table-cell table:style-name="Table2.A1" office:value-type="string">
              <text:p text:style-name="P96">Resource</text:p>
            </table:table-cell>
            <table:table-cell table:style-name="Table2.C1" office:value-type="string">
              <text:p text:style-name="P94">Ref</text:p>
            </table:table-cell>
          </table:table-row>
        </table:table-header-rows>
        <table:table-row>
          <table:table-cell table:style-name="Table2.A2" office:value-type="string">
            <text:p text:style-name="P122">1</text:p>
          </table:table-cell>
          <table:table-cell table:style-name="Table2.A2" office:value-type="string">
            <text:p text:style-name="P122">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table-cell table:style-name="Table2.A2" office:value-type="string">
            <text:p text:style-name="P122">2</text:p>
          </table:table-cell>
          <table:table-cell table:style-name="Table2.A2" office:value-type="string">
            <text:p text:style-name="P122">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table-cell table:style-name="Table2.A2" office:value-type="string">
            <text:p text:style-name="P122">3</text:p>
          </table:table-cell>
          <table:table-cell table:style-name="Table2.A2" office:value-type="string">
            <text:p text:style-name="P122">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able:table-row>
          <table:table-cell table:style-name="Table2.A2" office:value-type="string">
            <text:p text:style-name="P122">4</text:p>
          </table:table-cell>
          <table:table-cell table:style-name="Table2.A2" office:value-type="string">
            <text:p text:style-name="P129">Deleted</text:p>
          </table:table-cell>
          <table:table-cell table:style-name="Table2.C2" office:value-type="string">
            <text:p text:style-name="Table_20_Text"/>
          </table:table-cell>
        </table:table-row>
        <text:soft-page-break/>
        <table:table-row>
          <table:table-cell table:style-name="Table2.A2" office:value-type="string">
            <text:p text:style-name="P122">5</text:p>
          </table:table-cell>
          <table:table-cell table:style-name="Table2.A2" office:value-type="string">
            <text:p text:style-name="P126">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table-cell table:style-name="Table2.A2" office:value-type="string">
            <text:p text:style-name="P122">6</text:p>
          </table:table-cell>
          <table:table-cell table:style-name="Table2.A2" office:value-type="string">
            <text:p text:style-name="P130">Make the SD Card Read-only</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table-cell table:style-name="Table2.A2" office:value-type="string">
            <text:p text:style-name="P122">7</text:p>
          </table:table-cell>
          <table:table-cell table:style-name="Table2.A2" office:value-type="string">
            <text:p text:style-name="P122">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table-cell table:style-name="Table2.A2" office:value-type="string">
            <text:p text:style-name="P123">8</text:p>
          </table:table-cell>
          <table:table-cell table:style-name="Table2.A2" office:value-type="string">
            <text:p text:style-name="P121">GitLab Project – <text:span text:style-name="T103">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table-cell table:style-name="Table2.A2" office:value-type="string">
            <text:p text:style-name="P124">9</text:p>
          </table:table-cell>
          <table:table-cell table:style-name="Table2.A2" office:value-type="string">
            <text:p text:style-name="P125">Etcher – <text:span text:style-name="T97">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table-cell table:style-name="Table2.A2" office:value-type="string">
            <text:p text:style-name="P124">10</text:p>
          </table:table-cell>
          <table:table-cell table:style-name="Table2.A2" office:value-type="string">
            <text:p text:style-name="P128">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table-cell table:style-name="Table2.A2" office:value-type="string">
            <text:p text:style-name="P127">11</text:p>
          </table:table-cell>
          <table:table-cell table:style-name="Table2.A2" office:value-type="string">
            <text:p text:style-name="P127">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P154" text:outline-level="1"><text:bookmark-start text:name="__RefHeading___Toc1094_766398450"/>ABBREVIATIONS<text:bookmark-end text:name="__RefHeading___Toc1094_766398450"/></text:h>
      <text:list xml:id="list158744238" text:style-name="L1">
        <text:list-item>
          <text:p text:style-name="P181">AP<text:tab/>-<text:tab/>Access Point</text:p>
        </text:list-item>
        <text:list-item>
          <text:p text:style-name="P182">ESD<text:tab/>-<text:tab/>Electrostatic Sensitive Device</text:p>
        </text:list-item>
        <text:list-item>
          <text:p text:style-name="P183">GPIO<text:tab/>-<text:tab/>General Purpose Input / Output</text:p>
        </text:list-item>
        <text:list-item>
          <text:p text:style-name="P180"><text:span text:style-name="T37">IDE</text:span><text:tab/>-<text:tab/><text:span text:style-name="T37">Integrated Development Environment</text:span></text:p>
        </text:list-item>
        <text:list-item>
          <text:p text:style-name="P184">PCB<text:tab/>-<text:tab/> Printed Circuit Board</text:p>
        </text:list-item>
      </text:list>
      <text:h text:style-name="Heading_20_1" text:outline-level="1"><text:bookmark-start text:name="__RefHeading___Toc3053_1846118659"/>PROJECT ARCHIVE<text:span text:style-name="T99">S</text:span><text:bookmark-end text:name="__RefHeading___Toc3053_1846118659"/></text:h>
      <text:p text:style-name="P1">A copy of all project documentation, code and software environments may be found <text:span text:style-name="T3">at the relevant GitLab Project, (see References </text:span><text:span text:style-name="T75">1.2.1.8</text:span><text:span text:style-name="T3">)</text:span>.</text:p>
      <text:p text:style-name="Standard"/>
      <text:h text:style-name="P156" text:outline-level="1"><text:bookmark-start text:name="__RefHeading___Toc2665_3736940938"/><text:span text:style-name="T103">SYSTEM</text:span> FUNCTIONS<text:bookmark-end text:name="__RefHeading___Toc2665_3736940938"/></text:h>
      <text:h text:style-name="P159"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98">stallation</text:span><text:bookmark-end text:name="__RefHeading___Toc123_2006520353"/></text:h>
      <text:p text:style-name="P3">Installation of the hardware is <text:span text:style-name="T3">covered in the User Manual</text:span> and this document is confined to <text:span text:style-name="T58">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107"><text:span text:style-name="T63">CAUTION<text:tab/>Electronic devices used in the system are </text:span>sensitive <text:span text:style-name="T63">to static electricity</text:span>. <text:s/>Precautions should be <text:span text:style-name="T63">taken</text:span> when handling the<text:span text:style-name="T63">se</text:span> device<text:span text:style-name="T63">s</text:span> in order to prevent permanent damage.</text:p>
      <text:p text:style-name="P2">The Raspberry Pi<text:span text:style-name="T103">s</text:span> and the <text:span text:style-name="T103">other Printed Circuit Boards (PCBs)</text:span> contain devices that <text:span text:style-name="T94">can</text:span> be damaged if they <text:span text:style-name="T62">are exposed to</text:span> static electricity. <text:s/>Static Electricity is readily generated when people walk over dry floors, rub against furniture or simply rub <text:span text:style-name="T62">against </text:span>their clothing. <text:s/>Although rarely noticed, the level generated is sufficient to damage devices if precautions are not taken. <text:s/>It is <text:span text:style-name="T62">therefore</text:span> recommended that <text:span text:style-name="T62">no work be undertaken on these devices without taking one of the following actions</text:span>:</text:p>
      <text:list xml:id="list2128288720" text:style-name="L2">
        <text:list-item>
          <text:p text:style-name="P140">If possible an ESD workstation be employed. <text:s/>An ESD workstation includes an Antistatic Mat, a conductive wrist band and a means of earthing the mat and band, usually via a three-pin mains plug with a resistive earth pin.</text:p>
        </text:list-item>
        <text:list-item>
          <text:p text:style-name="P140">It is recognised that the WM<text:span text:style-name="T95">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19">The hardware in this system was developed and assembled before final debugging was carried out, since this proved to be <text:span text:style-name="T101">the only </text:span>feasible <text:span text:style-name="T101">method </text:span>in the time available. <text:s/>However, this is not essential, and a breadboard <text:span text:style-name="T104">and local Ethernet</text:span> could be employed for future enhancements.</text:p>
      <text:h text:style-name="Heading_20_3" text:outline-level="3"><text:bookmark-start text:name="__RefHeading___Toc7646_1301905370"/>System Layout<text:bookmark-end text:name="__RefHeading___Toc7646_1301905370"/></text:h>
      <text:p text:style-name="P42">Full details of the physical and electrical layout of the system may be found in the User Manual.</text:p>
      <text:h text:style-name="P162"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21">Much of the development of the software for the <text:span text:style-name="T104">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104">Zeros,</text:span> running the Raspbian Operating System, w<text:span text:style-name="T104">ere</text:span> used for <text:span text:style-name="T104">final</text:span> development, <text:span text:style-name="T104">with a Pi 3 being used for initial coding</text:span>.</text:p>
      <text:h text:style-name="Heading_20_3" text:outline-level="3"><text:bookmark-start text:name="__RefHeading___Toc2673_3736940938"/>Development Tools<text:bookmark-end text:name="__RefHeading___Toc2673_3736940938"/></text:h>
      <text:p text:style-name="P4">Raspbian includes all of the tools necessary to write and <text:span text:style-name="T65">develop</text:span> the program. <text:s/><text:span text:style-name="T120">Much of the o</text:span>riginal development was carried out using the <text:span text:style-name="T65">IDLE</text:span> I<text:span text:style-name="T3">ntegrated </text:span>D<text:span text:style-name="T3">evelopment </text:span>E<text:span text:style-name="T3">nvironment</text:span>, <text:span text:style-name="T65">but</text:span> <text:span text:style-name="T65">other development toolsets such as Thonny or Eclipse may be used if desired.</text:span></text:p>
      <text:h text:style-name="P160" text:outline-level="2"><text:bookmark-start text:name="__RefHeading___Toc2675_3736940938"/><text:span text:style-name="T120">Detailed </text:span>Description Of Software Functions<text:bookmark-end text:name="__RefHeading___Toc2675_3736940938"/></text:h>
      <text:p text:style-name="P20">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35">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36">Similarly, the RPi.GPIO Library was used to control the input and output functions and a series of Tutorials may be found at Alex Eames site (Reference 1.2.3).</text:p>
      <text:h text:style-name="P163" text:outline-level="2"><text:bookmark-start text:name="__RefHeading___Toc3073_1846118659"/>Deployment<text:bookmark-end text:name="__RefHeading___Toc3073_1846118659"/></text:h>
      <text:h text:style-name="P164" text:outline-level="3"><text:bookmark-start text:name="__RefHeading___Toc3075_1846118659"/>Software Environment<text:bookmark-end text:name="__RefHeading___Toc3075_1846118659"/></text:h>
      <text:p text:style-name="P25"><text:span text:style-name="T68">The deployed image on the SD Card is </text:span><text:span text:style-name="T70">Raspbian Lite</text:span><text:span text:style-name="T68">, run in ‘read-only root’ mode</text:span><text:span text:style-name="T67">. <text:s/></text:span><text:span text:style-name="T68">Details of how </text:span><text:span text:style-name="T72">to prepare the SD Card for deployment are given below. <text:s/>The Initial Setup stage is easiest to perform if a separate PC is used.</text:span></text:p>
      <text:p text:style-name="P114">Note:<text:tab/>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127">This ensures that all devices are running the same software.</text:span></text:p>
      <text:h text:style-name="Heading_20_4" text:outline-level="4"><text:bookmark-start text:name="__RefHeading___Toc9853_3975287069"/><text:soft-page-break/>Prepare the Basic Installation<text:bookmark-end text:name="__RefHeading___Toc9853_3975287069"/></text:h>
      <text:p text:style-name="P25"><text:span text:style-name="T72">Download the appropriate version of </text:span><text:span text:style-name="T70">Raspbian Lite </text:span><text:span text:style-name="T72">from </text:span><text:a xlink:type="simple" xlink:href="https://www.raspberrypi.org/downloads/raspbian/" text:style-name="Internet_20_link" text:visited-style-name="Visited_20_Internet_20_Link"><text:span text:style-name="T66">https://www.raspberrypi.org/downloads/raspbian/</text:span></text:a><text:span text:style-name="T72"> and unzip the image using the host PC’s native tool. <text:s/>Burn the image file to an 8 GB SD Card </text:span><text:span text:style-name="T74">(using an appropriate adaptor) </text:span><text:span text:style-name="T72">as described in Section 5 below. <text:s/></text:span><text:span text:style-name="T74">Remove the SD Card from the PC.</text:span></text:p>
      <text:h text:style-name="Heading_20_5" text:outline-level="5"><text:bookmark-start text:name="__RefHeading___Toc9855_3975287069"/>Initial Setup<text:bookmark-end text:name="__RefHeading___Toc9855_3975287069"/></text:h>
      <text:p text:style-name="P29">Insert the SD Card into a Raspberry Pi computer and apply power.</text:p>
      <text:p text:style-name="P106"><text:span text:style-name="T47">Note:</text:span><text:tab/>Any Raspberry Pi will do for this and <text:span text:style-name="T113">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111">Type the following at the command line:</text:p>
      <text:p text:style-name="P47">sudo raspi-config</text:p>
      <text:p text:style-name="Code"/>
      <text:p text:style-name="P26">Using raspi-config’s menu items setup the following:</text:p>
      <text:list xml:id="list2014330525" text:style-name="L3">
        <text:list-item>
          <text:p text:style-name="P141">Change the password to ‘river17’.</text:p>
        </text:list-item>
        <text:list-item>
          <text:p text:style-name="P143"><text:span text:style-name="T85">If a plugin WiFi adaptor is being used during this process, then </text:span><text:span text:style-name="T87">e</text:span><text:span text:style-name="T83">nter ‘Network Options’ </text:span><text:span text:style-name="T87">and </text:span><text:span text:style-name="T85">setup the SSID and Passphrase.</text:span></text:p>
        </text:list-item>
        <text:list-item>
          <text:p text:style-name="P144"><text:span text:style-name="T85">Enter ‘Boot Options’ and </text:span><text:span text:style-name="T86">s</text:span><text:span text:style-name="T83">et the Pi to boot into the CLI and automatically log in to the Pi User.</text:span></text:p>
        </text:list-item>
        <text:list-item>
          <text:p text:style-name="P145"><text:span text:style-name="T84">U</text:span><text:span text:style-name="T85">nder ‘Localisation Options’, check that:</text:span></text:p>
          <text:list>
            <text:list-item>
              <text:p text:style-name="P145"><text:span text:style-name="T90">T</text:span><text:span text:style-name="T85">he ‘Locale’ and ‘Keyboard’ settings match the </text:span><text:span text:style-name="T88">keyboard type that is intended to be used for the River System</text:span><text:span text:style-name="T85"> setup.</text:span></text:p>
            </text:list-item>
            <text:list-item>
              <text:p text:style-name="P146">If a plugin WiFi adaptor is being used during this process, then setup the WiFi Channel.</text:p>
            </text:list-item>
            <text:list-item>
              <text:p text:style-name="P145"><text:span text:style-name="T85"><text:s text:c="2"/></text:span><text:span text:style-name="T87">In the </text:span><text:span text:style-name="T85">‘Timezone’ </text:span><text:span text:style-name="T87">setting, select ‘UTC’</text:span><text:span text:style-name="T85">.</text:span></text:p>
            </text:list-item>
          </text:list>
        </text:list-item>
        <text:list-item>
          <text:p text:style-name="P148"><text:span text:style-name="T85">U</text:span><text:span text:style-name="T83">nder Interfacing Options’, enable ‘SSH’ and ‘I2C’.</text:span></text:p>
        </text:list-item>
        <text:list-item>
          <text:p text:style-name="P147">Select ‘Finish’ and ‘Reboot’.</text:p>
        </text:list-item>
      </text:list>
      <text:p text:style-name="P112"><text:span text:style-name="T47">Note:</text:span><text:tab/>Do NOT <text:span text:style-name="T89">expand the SD Card </text:span><text:span text:style-name="T83">at this stage</text:span><text:span text:style-name="T89">.</text:span></text:p>
      <text:h text:style-name="P178" text:outline-level="5"><text:bookmark-start text:name="__RefHeading___Toc9857_3975287069"/>Common Software Installation<text:bookmark-end text:name="__RefHeading___Toc9857_3975287069"/></text:h>
      <text:p text:style-name="P28">Use the following command to install the additional Python modules needed for execution of the Software Framework:</text:p>
      <text:p text:style-name="P54">sudo apt <text:span text:style-name="T112">update</text:span></text:p>
      <text:p text:style-name="P54">sudo apt <text:span text:style-name="T112">upgrade</text:span></text:p>
      <text:p text:style-name="P57">sudo apt <text:span text:style-name="T115">install rdate</text:span></text:p>
      <text:p text:style-name="P54">sudo apt install <text:span text:style-name="T112">RPi.GPIO</text:span></text:p>
      <text:p text:style-name="P55">sudo apt install <text:span text:style-name="T112">python3</text:span></text:p>
      <text:p text:style-name="P56">sudo apt install <text:span text:style-name="T112">python3-pip</text:span></text:p>
      <text:p text:style-name="P70"><text:span text:style-name="T100">pip3 install </text:span><text:span text:style-name="T32">adafruit-circuitpython-ads1x15</text:span></text:p>
      <text:p text:style-name="P71"/>
      <text:p text:style-name="P119">Note:<text:tab/><text:span text:style-name="T131">Depending on the version of Raspbian used, some of the above may be already installed.</text:span></text:p>
      <text:p text:style-name="P131">Shutdown the Pi:</text:p>
      <text:p text:style-name="P53">sudo shutdown now</text:p>
      <text:p text:style-name="P53"/>
      <text:p text:style-name="P38">Remove power from the Pi and remove the SD Card.</text:p>
      <text:p text:style-name="P32">Backup the SD Card, as described in Section 5.1, <text:span text:style-name="T114">g</text:span>iv<text:span text:style-name="T114">ing</text:span> the image <text:span text:style-name="T114">file</text:span> the name:</text:p>
      <text:p text:style-name="P52">YYYY-MM-DD_River_System_Base_SD-Card.img</text:p>
      <text:p text:style-name="P68"/>
      <text:p text:style-name="P41">This ‘Base’ image subsequently be used to create SD Card for specific Pis <text:span text:style-name="T126">unless a copy of the SD Card installed in the deployed system is to be used</text:span>.</text:p>
      <text:p text:style-name="P115">Note:<text:tab/>If the SD Card image that was used to create the new card has been marked as ‘Read-Only’, then all configuration will need to be done with the card mounted in another computer, such as a PC.</text:p>
      <text:h text:style-name="P167" text:outline-level="3"><text:bookmark-start text:name="__RefHeading___Toc9861_3975287069"/>Prepare SD Cards for Specific Pis<text:bookmark-end text:name="__RefHeading___Toc9861_3975287069"/></text:h>
      <text:p text:style-name="P40">Fr<text:span text:style-name="T127">om</text:span> this point onwards, it is assumed that all the preceding steps in Section 4.4.1 above have been carried out or that the SD Card image created <text:span text:style-name="T121">at an earlier time </text:span>has been used to create the new SD Card.</text:p>
      <text:h text:style-name="Heading_20_4" text:outline-level="4"><text:bookmark-start text:name="__RefHeading___Toc1649_2246724683"/>Expand the SD Card<text:bookmark-end text:name="__RefHeading___Toc1649_2246724683"/></text:h>
      <text:p text:style-name="P116">Note<text:span text:style-name="T128">s</text:span>:<text:tab/></text:p>
      <text:p text:style-name="P116"><text:span text:style-name="T128">1.<text:tab/>If a copy of the SD Card installed in the deployed system is to be used, then </text:span>expansion of the card is not necessary as it was done when the original basic installation was created.</text:p>
      <text:p text:style-name="P118">2.<text:tab/>Recent versions of Raspbian expand the SD Card image on start up of a newly installed system and no option is given to not do it. <text:s/>This is not normally a problem, but problems may be encountered if an SD Card which is a few bytes smaller than the original is used for the copy.</text:p>
      <text:p text:style-name="Text_20_body">Type the following at the command line:</text:p>
      <text:p text:style-name="P59">sudo raspi-config</text:p>
      <text:p text:style-name="P69"/>
      <text:p text:style-name="P27"><text:soft-page-break/>Using raspi-config’s menu items setup the following:</text:p>
      <text:list xml:id="list2360229485" text:style-name="L4">
        <text:list-item>
          <text:p text:style-name="P142">Under ‘Advanced Options’, expand the SD Card.</text:p>
        </text:list-item>
      </text:list>
      <text:h text:style-name="P177"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149" text:outline-level="4"><text:bookmark-start text:name="__RefHeading___Toc1741_3685219605"/>4.4.1.4.1 Setup a Static IP Address<text:bookmark-end text:name="__RefHeading___Toc1741_3685219605"/></text:h>
      <text:h text:style-name="P149" text:outline-level="4"><text:bookmark-start text:name="__RefHeading___Toc1743_3685219605"/>To set a static IP address, enter a shell and type:<text:bookmark-end text:name="__RefHeading___Toc1743_3685219605"/></text:h>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254</text:p>
      <text:p text:style-name="Code">static domain_name_servers=192.168.0.1</text:p>
      <text:p text:style-name="Code"/>
      <text:h text:style-name="P149"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115">A full list of assigned IP Addresses may be found in Reference 1.1.4 and the auto-generated software documentation, under ‘config.py’.</text:span><text:bookmark-end text:name="__RefHeading___Toc1749_3685219605"/></text:p>
      <text:h text:style-name="P171" text:outline-level="4"><text:bookmark-start text:name="__RefHeading___Toc1762_1921431363"/>Setting the Hostname<text:bookmark-end text:name="__RefHeading___Toc1762_1921431363"/></text:h>
      <text:p text:style-name="P43"><text:span text:style-name="T121">Run ‘raspi-config’, enter ‘Network Options’, and set the hostname to the name chosen for the device, eg </text:span><text:span text:style-name="T92">‘</text:span><text:span text:style-name="T84">sumppi’</text:span><text:span text:style-name="T85">. <text:s/></text:span><text:span text:style-name="T93">See Reference 1.1.4 for a full list of the configuration data of all devices.</text:span></text:p>
      <text:h text:style-name="P172" text:outline-level="4"><text:bookmark-start text:name="__RefHeading___Toc9865_3975287069"/>Adding the Software Framework<text:bookmark-end text:name="__RefHeading___Toc9865_3975287069"/></text:h>
      <text:p text:style-name="P44"><text:span text:style-name="T113">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113">https://gitlab.com/wmtprojectsteam/rivercontrolsystem/tree/master</text:span></text:a><text:span text:style-name="T113">. <text:s/>This may be done in a number of ways and if the git repository is already installed on the PC, and up to date with the referenced repository, then the ‘</text:span>rivercontrolsystem<text:span text:style-name="T113">‘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179" text:outline-level="5"><text:bookmark-start text:name="__RefHeading___Toc1715_3589347010"/>Changes to Consider Before Adding the Software Framework<text:bookmark-end text:name="__RefHeading___Toc1715_3589347010"/></text:h>
      <text:p text:style-name="P39">If the device is being deployed in that location for the first time, eg a new Pi Interface or Gate Valve to expand the system, then changes to the Software Framework will probably be needed before it is added. <text:s/>Changes that should be considered include:</text:p>
      <text:list xml:id="list1356912216" text:style-name="L5">
        <text:list-item>
          <text:p text:style-name="P150">Definition of the Device in SITE_SETTINGS (config.py):</text:p>
          <text:list>
            <text:list-item>
              <text:p text:style-name="P151"><text:span text:style-name="T124">Under </text:span>“SUMP”, add <text:span text:style-name="T124">the </text:span>socket “ID”, “Name” and “PortNumber”, <text:span text:style-name="T124">the Probe definitions and the device definitions, as applicable.</text:span></text:p>
            </text:list-item>
            <text:list-item>
              <text:p text:style-name="P150"><text:span text:style-name="T124">Under ‘clients’, a</text:span>dd the <text:span text:style-name="T124">Probe and Device definitions and the “ServerAddress”, “ServerPort” and “ServerName”.</text:span></text:p>
            </text:list-item>
          </text:list>
        </text:list-item>
        <text:list-item>
          <text:p text:style-name="P152">In main.py, add the <text:span text:style-name="T125">identity of the monitors to append, eg:</text:span></text:p>
        </text:list-item>
      </text:list>
      <text:p text:style-name="Code"><text:s text:c="4"/>#Wendy house butts.</text:p>
      <text:p text:style-name="Code"><text:s text:c="4"/>monitors.append(SocketsMonitor(sockets["SOCK4"], "G4", "FS0"))</text:p>
      <text:p text:style-name="Code"><text:s text:c="4"/>monitors.append(SocketsMonitor(sockets["SOCK4"], "G4", "M0"))</text:p>
      <text:p text:style-name="Code"/>
      <text:list xml:id="list145835612511011" text:continue-numbering="true" text:style-name="L5">
        <text:list-item>
          <text:p text:style-name="P153">Update the control algorithm as appropriate, eg ‘do_control_logic() to use the new device.</text:p>
        </text:list-item>
      </text:list>
      <text:h text:style-name="P168" text:outline-level="3"><text:bookmark-start text:name="__RefHeading___Toc4067_263565794"/>Additional Sump Pi Configuration<text:bookmark-end text:name="__RefHeading___Toc4067_263565794"/></text:h>
      <text:p text:style-name="P117">Note:<text:tab/><text:span text:style-name="T83">If the card has been marked Read-Only, then it will not be possible to complete this Section unless the card was copied from an original SumpPi SD Card</text:span><text:span text:style-name="T91">. <text:s/>In that case, this section should be unnecessary.</text:span></text:p>
      <text:h text:style-name="Heading_20_4" text:outline-level="4"><text:bookmark-start text:name="__RefHeading___Toc8555_3444733738"/>Time <text:span text:style-name="T105">Synchronisation</text:span><text:bookmark-end text:name="__RefHeading___Toc8555_3444733738"/></text:h>
      <text:p text:style-name="P80">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79">Edit the file /boot/config.txt <text:span text:style-name="T132">as follows</text:span>:</text:p>
      <text:p text:style-name="P185"><text:span text:style-name="T132">sudo nano config.txt</text:span>d</text:p>
      <text:p text:style-name="P187"/>
      <text:p text:style-name="P186">add:</text:p>
      <text:p text:style-name="P188"/>
      <text:p text:style-name="P185">toverlay=i2c-rtc,pcf2127</text:p>
      <text:p text:style-name="P189"/>
      <text:p text:style-name="P78">After restarting, the RasClock should be recognised and can be controlled with the hwclock command. <text:s/>Edit the file /lib/udev/hwclock-set</text:p>
      <text:p text:style-name="P78">Comment out or remove the three lines</text:p>
      <text:p text:style-name="P47">if [ -e /run/sadaystemd/system ] ; then</text:p>
      <text:p text:style-name="P47"><text:s text:c="4"/>exit 0</text:p>
      <text:p text:style-name="P47">fi</text:p>
      <text:p text:style-name="Code"/>
      <text:p text:style-name="P78">Comment out or remove the two lines which contain –systz.</text:p>
      <text:h text:style-name="P173" text:outline-level="4"><text:bookmark-start text:name="__RefHeading___Toc1751_3685219605"/><text:soft-page-break/>Installation and Configuration of Software Specific to SumpPi<text:bookmark-end text:name="__RefHeading___Toc1751_3685219605"/></text:h>
      <text:p text:style-name="P37">In a shell issue the following command:</text:p>
      <text:p text:style-name="P57">sudo apt <text:span text:style-name="T115">install xinetd</text:span></text:p>
      <text:p text:style-name="P60">sudo <text:span text:style-name="T122">nano </text:span><text:span text:style-name="T39">etc/</text:span><text:span text:style-name="T44">xinetd.d/time</text:span></text:p>
      <text:p text:style-name="P62"/>
      <text:p text:style-name="P61"><text:span text:style-name="T44">I</text:span><text:span text:style-name="T39">n two places, change ‘disabled=yes’ to ‘disabled=no’</text:span></text:p>
      <text:h text:style-name="Heading_20_4" text:outline-level="4"><text:bookmark-start text:name="__RefHeading___Toc8557_3444733738"/>Autostart of <text:span text:style-name="T111">the Sump Pi</text:span> Software<text:bookmark-end text:name="__RefHeading___Toc8557_3444733738"/></text:h>
      <text:p text:style-name="P22">After boot up, the <text:span text:style-name="T109">relevant </text:span>program is launched by including the following code in .bashrc for the Pi user:</text:p>
      <text:p text:style-name="P51">if [ $(tty) == /dev/tty1 ]; then</text:p>
      <text:p text:style-name="P51"><text:span text:style-name="T22"><text:tab/></text:span><text:span text:style-name="T23">cd rivercontrolsystem</text:span><text:line-break/><text:span text:style-name="T27"><text:tab/></text:span><text:span text:style-name="T22">./</text:span><text:span text:style-name="T25">main</text:span><text:span text:style-name="T22">.py --id "SUMP”</text:span></text:p>
      <text:p text:style-name="P51">fi</text:p>
      <text:p text:style-name="P66"/>
      <text:p text:style-name="P23"><text:span text:style-name="T110">Where </text:span><text:span text:style-name="T28">&lt;</text:span><text:span text:style-name="T29">ID</text:span><text:span text:style-name="T28">&gt; is the </text:span><text:span text:style-name="T29">identity</text:span><text:span text:style-name="T28"> of the </text:span><text:span text:style-name="T29">Pi as given in Table 2 </text:span><text:span text:style-name="T30">of Reference 1.1.4</text:span><text:span text:style-name="T31">.</text:span></text:p>
      <text:p text:style-name="P81">This will ensure that the program is only ever launched once and prevents subsequent logins via SSH from starting a new instance.</text:p>
      <text:h text:style-name="P169" text:outline-level="3"><text:bookmark-start text:name="__RefHeading___Toc8559_3444733738"/>Butts Pi(s) Configuration<text:bookmark-end text:name="__RefHeading___Toc8559_3444733738"/></text:h>
      <text:p text:style-name="Note"><text:span text:style-name="T129">Note:<text:tab/></text:span>In the current design there are four Butts Pis; eg, behind the Wendy House, behind the Stage, behind the Lady Hanham Building and behind the Gazebo. <text:s/><text:span text:style-name="T130">Configuration is identical for all of these apart from the hostname Section 4.4.2.3), the IP Address (Section 4.4.2.2) and the Autostart command (Section 4.4.4.1).</text:span></text:p>
      <text:h text:style-name="P174" text:outline-level="4"><text:bookmark-start text:name="__RefHeading___Toc3207_1846118659"/>Autostart of <text:span text:style-name="T111">the Butts Pi(s)</text:span> Software<text:bookmark-end text:name="__RefHeading___Toc3207_1846118659"/></text:h>
      <text:p text:style-name="P18"><text:span text:style-name="T9">This is achieved in a similar way to the Sump Pi configuration. <text:s/>A</text:span><text:span text:style-name="T4">dd </text:span><text:span text:style-name="T6">the following </text:span><text:span text:style-name="T4">line</text:span><text:span text:style-name="T7">s</text:span><text:span text:style-name="T4"> </text:span><text:span text:style-name="T8">at the bottom of</text:span><text:span text:style-name="T4"> </text:span><text:span text:style-name="T5">the file</text:span><text:span text:style-name="T4"> </text:span><text:span text:style-name="T18">home/</text:span><text:span text:style-name="T10">pi/.bas</text:span><text:span text:style-name="T11">h</text:span><text:span text:style-name="T10">rc:</text:span></text:p>
      <text:p text:style-name="P50">if [ $(tty) == /dev/tty1 ]; then</text:p>
      <text:p text:style-name="P50"><text:span text:style-name="T22"><text:tab/></text:span><text:span text:style-name="T23">cd rivercontrolsystem</text:span><text:line-break/><text:span text:style-name="T27"><text:tab/></text:span><text:span text:style-name="T22">./</text:span><text:span text:style-name="T26">main.py</text:span><text:span text:style-name="T22"> </text:span><text:span text:style-name="T23">--id "</text:span><text:span text:style-name="T24">ID</text:span><text:span text:style-name="T23">"</text:span></text:p>
      <text:p text:style-name="P50">fi</text:p>
      <text:p text:style-name="P30">Where ‘ID’ is the Device Name as detailed in Reference 1.1.4.</text:p>
      <text:h text:style-name="P170" text:outline-level="3"><text:bookmark-start text:name="__RefHeading___Toc8561_3444733738"/>Gate Pi(s) Configuration<text:bookmark-end text:name="__RefHeading___Toc8561_3444733738"/></text:h>
      <text:p text:style-name="Note"><text:span text:style-name="T129">Note:<text:tab/></text:span>In the current design there are <text:span text:style-name="T130">eleven</text:span> <text:span text:style-name="T130">Gate Valves</text:span>s; eg, <text:span text:style-name="T130">V6-V9 (the Matrix Pump) plus V4, V5 and V11 </text:span>behind the Wendy House, <text:span text:style-name="T130">V1, V2, V3</text:span> behind the Lady Hanham Building and <text:span text:style-name="T130">V5 </text:span>behind the Gazebo. <text:s/><text:span text:style-name="T130">Configuration is identical for all of these apart from the hostname Section 4.4.2.3), the IP Address (Section 4.4.2.2) and the Autostart command (Section 4.4.5.1.</text:span></text:p>
      <text:h text:style-name="P174" text:outline-level="4"><text:bookmark-start text:name="__RefHeading___Toc3207_18461186591"/><text:soft-page-break/>Autostart of <text:span text:style-name="T111">the Gate Pi</text:span> Software<text:bookmark-end text:name="__RefHeading___Toc3207_18461186591"/></text:h>
      <text:p text:style-name="P24"><text:span text:style-name="T12">This is achieved in a similar way to the Sump Pi configuration. <text:s/>A</text:span><text:span text:style-name="T13">dd </text:span><text:span text:style-name="T14">the following </text:span><text:span text:style-name="T13">line</text:span><text:span text:style-name="T15">s</text:span><text:span text:style-name="T13"> </text:span><text:span text:style-name="T16">at the bottom of</text:span><text:span text:style-name="T13"> </text:span><text:span text:style-name="T17">the file</text:span><text:span text:style-name="T13"> </text:span><text:span text:style-name="T18">home/</text:span><text:span text:style-name="T10">pi/.bas</text:span><text:span text:style-name="T11">h</text:span><text:span text:style-name="T10">rc:</text:span></text:p>
      <text:p text:style-name="P49">if [ $(tty) == /dev/tty1 ]; then</text:p>
      <text:p text:style-name="P63"><text:span text:style-name="T22"><text:tab/></text:span><text:span text:style-name="T23">cd rivercontrolsystem</text:span><text:line-break/><text:span text:style-name="T27"><text:tab/></text:span><text:span text:style-name="T23">./</text:span><text:span text:style-name="T26">main.py</text:span><text:span text:style-name="T23"> --id "</text:span><text:span text:style-name="T24">ID</text:span><text:span text:style-name="T23">"</text:span></text:p>
      <text:p text:style-name="P49">fi</text:p>
      <text:p text:style-name="P67"/>
      <text:p text:style-name="P30">Where ‘ID’ is the Device Name as detailed in Reference 1.1.4.</text:p>
      <text:h text:style-name="P175" text:outline-level="4"><text:bookmark-start text:name="__RefHeading___Toc1764_1921431363"/>Making the SD Card Read-Only<text:bookmark-end text:name="__RefHeading___Toc1764_1921431363"/></text:h>
      <text:p text:style-name="P31"><text:span text:style-name="T73">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68"> may be done </text:span><text:span text:style-name="T73">using the procedure in</text:span><text:span text:style-name="T68"> </text:span><text:span text:style-name="T69">the </text:span><text:span text:style-name="T71">following web page </text:span><text:a xlink:type="simple" xlink:href="https://learn.adafruit.com/read-only-raspberry-pi/" text:style-name="Internet_20_link" text:visited-style-name="Visited_20_Internet_20_Link"><text:span text:style-name="T20">https://learn.adafruit.com/read-only-raspberry-pi/</text:span></text:a><text:span text:style-name="T21">. <text:s/></text:span><text:span text:style-name="T19">This involves running a script to create a protected run-time environment.</text:span></text:p>
      <text:h text:style-name="P157" text:outline-level="1"><text:bookmark-start text:name="__RefHeading___Toc8262_3736940938"/><text:span text:style-name="T43">GENERAL MAINTENANCE </text:span><text:span text:style-name="T41">ACTIVITIES</text:span><text:bookmark-end text:name="__RefHeading___Toc8262_3736940938"/></text:h>
      <text:h text:style-name="P161" text:outline-level="2"><text:bookmark-start text:name="__RefHeading___Toc3209_1846118659"/>Backing Up and Restoring SD Cards<text:bookmark-end text:name="__RefHeading___Toc3209_1846118659"/></text:h>
      <text:p text:style-name="P13">There are several methods of backing up SD Cards. <text:s/>Two are described below:</text:p>
      <text:h text:style-name="P165" text:outline-level="3"><text:bookmark-start text:name="__RefHeading___Toc1421_770600052"/>Backing Up<text:bookmark-end text:name="__RefHeading___Toc1421_770600052"/></text:h>
      <text:h text:style-name="Heading_20_4" text:outline-level="4"><text:bookmark-start text:name="__RefHeading___Toc1423_770600052"/>From Within Raspbian<text:bookmark-end text:name="__RefHeading___Toc1423_770600052"/></text:h>
      <text:p text:style-name="P13">Boot the system in the normal way, but interrupt execution of the <text:span text:style-name="T123">river system </text:span>program by pressing CTRL-C several times. <text:s/>Start the Pixel Desktop by typing ‘startx’ at the prompt and pressing &lt;RET&gt;.</text:p>
      <text:p text:style-name="P10"><text:span text:style-name="T76">Once the desktop is running, i</text:span>nsert <text:span text:style-name="T76">a blank</text:span> SD Card into a USB <text:span text:style-name="T60">to SD Card </text:span>adaptor <text:span text:style-name="T76">and select Accessories – SD Card Copier from the main Menu. <text:s/>Follow the on-screen instructions.</text:span></text:p>
      <text:p text:style-name="P110"><text:span text:style-name="T47">Note:</text:span><text:tab/>This method can be a bit slow because the Pi has a relatively slow processor, which has to manage the copying at the same time as running the GUI.</text:p>
      <text:h text:style-name="Heading_20_4" text:outline-level="4"><text:bookmark-start text:name="__RefHeading___Toc3211_1846118659"/>From a Linux Computer<text:bookmark-end text:name="__RefHeading___Toc3211_1846118659"/></text:h>
      <text:h text:style-name="Heading_20_5" text:outline-level="5"><text:bookmark-start text:name="__RefHeading___Toc1425_770600052"/>Identify the Device<text:bookmark-end text:name="__RefHeading___Toc1425_770600052"/></text:h>
      <text:p text:style-name="P9"><text:span text:style-name="T60">In order to carry out this operation, it is necessary to identify the mounted SD Card. <text:s/></text:span>Insert the SD Card into a USB <text:span text:style-name="T60">to SD Card </text:span>adaptor, but do not plug it into the Linux machine yet.</text:p>
      <text:p text:style-name="P9">Issue the following command in a shell:</text:p>
      <text:p text:style-name="P48">df -h</text:p>
      <text:p text:style-name="P46"/>
      <text:p text:style-name="P120"><text:span text:style-name="T79">Filesystem      Size  Used Avail Use% Mounted on </text:span><text:span text:style-name="T78"><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80"> </text:span><text:span text:style-name="T77"><text:line-break/></text:span></text:p>
      <text:p text:style-name="P109">Insert the SD Card into a USB slot and re-issue the df command.</text:p>
      <text:p text:style-name="P47">df -h</text:p>
      <text:p text:style-name="P120"><text:span text:style-name="T77"><text:line-break/></text:span><text:span text:style-name="T78">Filesystem      Size  Used Avail Use% Mounted on <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 <text:line-break/></text:span><text:soft-page-break/><text:span text:style-name="T78">/dev/sdc2       6.8G  5.4G  1.1G  84% /media/terry/7f593562-9f68-4bb9-a7c9-2b70ad620873 <text:line-break/>/dev/sdc1        63M   21M   43M  34% /media/terry/boot</text:span><text:span text:style-name="T53"> </text:span><text:span text:style-name="T52"><text:line-break/></text:span></text:p>
      <text:p text:style-name="P108">Two new devices are now visible sdc1 and sdc2. <text:s/>These are the two partitions on the Raspbian SD Card; it is the device that is of interest (eg, sdc) not the full partition name.</text:p>
      <text:h text:style-name="Heading_20_5" text:outline-level="5"><text:bookmark-start text:name="__RefHeading___Toc3213_1846118659"/>Writing an Image <text:bookmark-end text:name="__RefHeading___Toc3213_1846118659"/></text:h>
      <text:p text:style-name="Text_20_body"><text:span text:style-name="T59">To backup up an SD Card in Linux, issue</text:span> the following <text:span text:style-name="T59">commands in a shell </text:span>to backup <text:span text:style-name="T59">an</text:span> SD card:</text:p>
      <text:p text:style-name="Code"><text:s text:c="2"/><text:span text:style-name="T50">sudo dd if=/dev/sd</text:span><text:span text:style-name="T51">c</text:span><text:span text:style-name="T50"> of=~/</text:span><text:span text:style-name="T57">&lt;Identifier&gt;_</text:span><text:span text:style-name="T50">SDCardBackup.img</text:span></text:p>
      <text:p text:style-name="P99"><text:s text:c="4"/></text:p>
      <text:p text:style-name="P100"><text:span text:style-name="T47">Note</text:span><text:span text:style-name="T48">1</text:span><text:span text:style-name="T47">:</text:span><text:tab/><text:span text:style-name="T59">The source of the backup, (in the example sdc) should be changed to suit the Linux installation in use.</text:span></text:p>
      <text:p text:style-name="P101"><text:span text:style-name="T48">Note2:</text:span><text:span text:style-name="T59"><text:tab/>The destination may be anywhere on the Linux installation and it is suggested that the filename reflects the contents and the date of the backup.</text:span></text:p>
      <text:p text:style-name="P101"><text:span text:style-name="T48">Note 3:</text:span><text:span text:style-name="T59"><text:tab/>The dd command does not show any feedback so wait until the command prompt re-appears.</text:span></text:p>
      <text:p text:style-name="P102">Note 4:<text:tab/>After the backup is completed, the image may be compressed if desired, using the ‘zip’ utility. <text:s/>(This is not installed by default on many Linux systems.) <text:s/>Compress the image using the following command:</text:p>
      <text:p text:style-name="P64"><text:span text:style-name="T117">zip </text:span><text:span text:style-name="T55">&lt;Identifier&gt;_</text:span><text:span text:style-name="T54">SDCardBackup</text:span><text:span text:style-name="T117">.zip </text:span><text:span text:style-name="T55">&lt;Identifier&gt;_</text:span><text:span text:style-name="T54">SDCardBackup</text:span><text:span text:style-name="T117">.im</text:span><text:span text:style-name="T118">g</text:span></text:p>
      <text:p text:style-name="P58"/>
      <text:p text:style-name="P33">Where the <text:span text:style-name="T116">filename of the zipped up file and the original image reflect the date and content of the image, eg: zip </text:span><text:span text:style-name="T56">2019-05-01_V4_Gate_Valve_Backup.zip 2019-05-01_V4_Gate_Valve_Backup.img.</text:span></text:p>
      <text:h text:style-name="P166" text:outline-level="3"><text:bookmark-start text:name="__RefHeading___Toc3215_1846118659"/>Restoring<text:bookmark-end text:name="__RefHeading___Toc3215_1846118659"/></text:h>
      <text:p text:style-name="P34">There are several ways to restore an image that was previously backed-up.</text:p>
      <text:p text:style-name="P113"><text:span text:style-name="T116">N</text:span>ote:<text:tab/>If the original image has been expanded within Raspbian, it is likely that it will not fit onto the SD Card. <text:s/>Images may be shrunk using the procedure detailed on Reference <text:span text:style-name="T119">1.2.11.</text:span></text:p>
      <text:h text:style-name="P176" text:outline-level="4"><text:bookmark-start text:name="__RefHeading___Toc1427_770600052"/>Using Etcher<text:bookmark-end text:name="__RefHeading___Toc1427_770600052"/></text:h>
      <text:p text:style-name="P14"><text:a xlink:type="simple" xlink:href="https://etcher.io/" text:style-name="Internet_20_link" text:visited-style-name="Visited_20_Internet_20_Link">Etcher</text:a> is a cross-platform graphical SD Card writing tool which takes much of the <text:span text:style-name="T82">complexity</text:span> out of writing an image to an SD Card. <text:s/>The tool may be downloaded from the Etcher Website.</text:p>
      <text:h text:style-name="P176" text:outline-level="4"><text:bookmark-start text:name="__RefHeading___Toc1429_770600052"/>From a Linux Computer<text:bookmark-end text:name="__RefHeading___Toc1429_770600052"/></text:h>
      <text:p text:style-name="P15"><text:span text:style-name="T60">After establishing the identity</text:span> <text:span text:style-name="T60">of the</text:span> device <text:span text:style-name="T60">it</text:span> need<text:span text:style-name="T60">s</text:span> <text:span text:style-name="T60">be</text:span> unmount<text:span text:style-name="T60">ed. <text:s/>However, this must be done partition by partition by</text:span> us<text:span text:style-name="T60">ing</text:span> the partition number as well. <text:s/><text:span text:style-name="T60">Issue the following commands for each partition</text:span>:</text:p>
      <text:p text:style-name="P45">sudo umount /dev/sd<text:span text:style-name="T60">c</text:span>1</text:p>
      <text:p text:style-name="P45">sudo umount /dev/sd<text:span text:style-name="T60">c</text:span>2</text:p>
      <text:p text:style-name="P45"/>
      <text:p text:style-name="P65">etc….</text:p>
      <text:p text:style-name="P99"/>
      <text:p text:style-name="Text_20_body"/>
      <text:p text:style-name="P132"><text:span text:style-name="T60">W</text:span>rite the original image to the SD <text:span text:style-name="T60">Card</text:span>:</text:p>
      <text:p text:style-name="P45">sudo dd bs=4M if=~/SDCardBackup.img of=/dev/sd<text:span text:style-name="T60">c</text:span></text:p>
      <text:p text:style-name="P99"/>
      <text:p text:style-name="P103"><text:span text:style-name="T49">Note1:<text:tab/></text:span>The bs=4M option sets the 'block size' on the SD card to 4Meg. <text:s/>If you get any warnings, then change this to 1M instead, but that will take a little longer to write.</text:p>
      <text:p text:style-name="P104"><text:span text:style-name="T49">Note2:</text:span><text:span text:style-name="T45"><text:tab/>Wait until the command completes </text:span><text:span text:style-name="T46">because ‘dd’ provides no feedback on progress</text:span><text:span text:style-name="T45">.</text:span></text:p>
      <text:p text:style-name="P105"/>
      <text:p text:style-name="Text_20_body"/>
      <text:p text:style-name="Text_20_body">Before ejecting the SD card, <text:span text:style-name="T60">ensure </text:span>that <text:span text:style-name="T60">the</text:span> Linux <text:span text:style-name="T60">machine</text:span> has completed writing to it <text:span text:style-name="T61">by issuing</text:span> the command:</text:p>
      <text:p text:style-name="P45">sudo sync </text:p>
      <text:p text:style-name="P16"/>
      <text:p text:style-name="P16">See <text:a xlink:type="simple" xlink:href="http://thepihut.com/blogs/raspberry-pi-tutorials/17789160-backing-up-and-restoring-your-raspberry-pis-sd-card" text:style-name="Internet_20_link" text:visited-style-name="Visited_20_Internet_20_Link"><text:span text:style-name="T81">The Pi Hut</text:span></text:a> <text:span text:style-name="T61">for more information, including details of how to backup and restore SD cards on Windows or a Macinto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Black_20_90_20_Degrees" draw:display-name="Black 90 Degrees" draw:style="single" draw:color="#000000" draw:distance="0.058cm" draw:rotation="900"/>
    <draw:marker draw:name="Arrow" svg:viewBox="0 0 20 30" svg:d="M10 0l-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loext: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style:tab-stops>
          <style:tab-stop style:position="3cm"/>
        </style:tab-stops>
      </style:paragraph-properties>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10 Pitch" fo:font-family="'Courier 10 Pitch'" style:font-style-name="Regular"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Installation Specification</text:span><text:tab/><text:tab/><text:page-number text:select-page="current">16</text:page-number> <text:span text:style-name="MT2">Of </text:span><text:span text:style-name="MT2"><text:page-count>16</text:page-count></text:span></text:p>
        <text:p text:style-name="Footer"/>
      </style:footer>
    </style:master-page>
    <style:master-page style:name="First_20_Page" style:display-name="First Page" style:page-layout-name="Mpm1" style:next-style-name="Standard">
      <style:footer>
        <text:p text:style-name="Footer"/>
      </style:footer>
    </style:master-page>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9-08-23T14:58:33.929396639</dc:date>
    <meta:editing-duration>P1DT1H51M18S</meta:editing-duration>
    <meta:editing-cycles>145</meta:editing-cycles>
    <meta:generator>LibreOffice/6.2.6.2$Linux_X86_64 LibreOffice_project/20$Build-2</meta:generator>
    <dc:title>WMR Lighting Installation</dc:title>
    <dc:creator>Terry Coles</dc:creator>
    <meta:printed-by>Terry Coles</meta:printed-by>
    <meta:print-date>2019-05-09T14:12:01.385614872</meta:print-date>
    <meta:document-statistic meta:table-count="2" meta:image-count="1" meta:object-count="0" meta:page-count="16" meta:paragraph-count="317" meta:word-count="3629" meta:character-count="22658" meta:non-whitespace-character-count="18934"/>
  </office:meta>
</office:document-meta>
</file>